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erif" svg:font-family="Free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6" style:family="table">
      <style:table-properties style:width="18.06cm" fo:margin-left="0.265cm" fo:break-before="auto" fo:break-after="auto" table:align="left" fo:keep-with-next="auto" style:may-break-between-rows="true" table:border-model="collapsing"/>
    </style:style>
    <style:style style:name="Table6.A" style:family="table-column">
      <style:table-column-properties style:column-width="6.163cm"/>
    </style:style>
    <style:style style:name="Table6.B" style:family="table-column">
      <style:table-column-properties style:column-width="11.897cm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ccccc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6.B1" style:family="table-cell">
      <style:table-cell-properties fo:background-color="#cccccc" fo:padding="0.049cm" fo:border="0.0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6.B2" style:family="table-cell">
      <style:table-cell-properties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Text_20_body">
      <style:paragraph-properties fo:margin-left="0.265cm" fo:margin-right="0.265cm" fo:margin-top="0.265cm" fo:margin-bottom="0.265cm" loext:contextual-spacing="false" fo:text-indent="0cm" style:auto-text-indent="false"/>
      <style:text-properties officeooo:paragraph-rsid="001a0c80"/>
    </style:style>
    <style:style style:name="P2" style:family="paragraph" style:parent-style-name="Text_20_body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1a0c80" loext:padding="0cm" loext:border="none"/>
    </style:style>
    <style:style style:name="P3" style:family="paragraph" style:parent-style-name="Text_20_body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09fa9" loext:padding="0cm" loext:border="none"/>
    </style:style>
    <style:style style:name="P4" style:family="paragraph" style:parent-style-name="Text_20_body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style:text-underline-style="solid" style:text-underline-width="auto" style:text-underline-color="font-color" officeooo:paragraph-rsid="001a0c80" loext:padding="0cm" loext:border="none"/>
    </style:style>
    <style:style style:name="P5" style:family="paragraph" style:parent-style-name="Text_20_body">
      <style:paragraph-properties fo:margin-left="0.265cm" fo:margin-right="0.265cm" fo:margin-top="0.265cm" fo:margin-bottom="0.265cm" loext:contextual-spacing="false" fo:text-indent="0cm" style:auto-text-indent="false"/>
      <style:text-properties officeooo:paragraph-rsid="00237caa"/>
    </style:style>
    <style:style style:name="P6" style:family="paragraph" style:parent-style-name="Text_20_body">
      <style:paragraph-properties fo:margin-top="0.265cm" fo:margin-bottom="0.265cm" loext:contextual-spacing="false"/>
      <style:text-properties style:font-name="Liberation Serif" officeooo:paragraph-rsid="001a0c80" style:font-name-asian="WenQuanYi Micro Hei" style:font-name-complex="FreeSans" loext:padding="0cm" loext:border="none"/>
    </style:style>
    <style:style style:name="P7" style:family="paragraph" style:parent-style-name="Text_20_body">
      <style:paragraph-properties fo:margin-top="0.265cm" fo:margin-bottom="0.265cm" loext:contextual-spacing="false"/>
      <style:text-properties style:font-name="Liberation Serif" officeooo:paragraph-rsid="001f5f89" style:font-name-asian="WenQuanYi Micro Hei" style:font-name-complex="FreeSans" loext:padding="0cm" loext:border="none"/>
    </style:style>
    <style:style style:name="P8" style:family="paragraph" style:parent-style-name="Text_20_body">
      <style:paragraph-properties fo:margin-top="0.265cm" fo:margin-bottom="0.265cm" loext:contextual-spacing="false"/>
      <style:text-properties style:font-name="Liberation Serif" officeooo:paragraph-rsid="00209fa9" style:font-name-asian="WenQuanYi Micro Hei" style:font-name-complex="FreeSans" loext:padding="0cm" loext:border="none"/>
    </style:style>
    <style:style style:name="P9" style:family="paragraph" style:parent-style-name="Text_20_body">
      <style:paragraph-properties fo:margin-top="0.265cm" fo:margin-bottom="0.265cm" loext:contextual-spacing="false"/>
      <style:text-properties style:font-name="Liberation Serif" fo:language="fr" fo:country="FR" officeooo:paragraph-rsid="001f5f89" style:font-name-asian="WenQuanYi Micro Hei" style:font-name-complex="FreeSans" loext:padding="0cm" loext:border="none"/>
    </style:style>
    <style:style style:name="P10" style:family="paragraph" style:parent-style-name="Text_20_body">
      <style:paragraph-properties fo:margin-top="0.265cm" fo:margin-bottom="0.265cm" loext:contextual-spacing="false"/>
      <style:text-properties style:font-name="Liberation Serif" fo:language="fr" fo:country="FR" officeooo:paragraph-rsid="0020632e" style:font-name-asian="WenQuanYi Micro Hei" style:font-name-complex="FreeSans" loext:padding="0cm" loext:border="none"/>
    </style:style>
    <style:style style:name="P11" style:family="paragraph" style:parent-style-name="Text_20_body">
      <style:paragraph-properties fo:margin-top="0.265cm" fo:margin-bottom="0.265cm" loext:contextual-spacing="false"/>
      <style:text-properties style:font-name="Liberation Serif" fo:language="fr" fo:country="FR" officeooo:paragraph-rsid="001a0c80" style:font-name-asian="WenQuanYi Micro Hei" style:font-name-complex="FreeSans" loext:padding="0cm" loext:border="none"/>
    </style:style>
    <style:style style:name="P12" style:family="paragraph" style:parent-style-name="Text_20_body">
      <style:paragraph-properties fo:margin-top="0.265cm" fo:margin-bottom="0.265cm" loext:contextual-spacing="false"/>
      <style:text-properties style:font-name="Liberation Serif" fo:language="fr" fo:country="FR" officeooo:paragraph-rsid="00237caa" style:font-name-asian="WenQuanYi Micro Hei" style:font-name-complex="FreeSans" loext:padding="0cm" loext:border="none"/>
    </style:style>
    <style:style style:name="P13" style:family="paragraph" style:parent-style-name="Text_20_body">
      <style:paragraph-properties fo:margin-top="0.265cm" fo:margin-bottom="0.265cm" loext:contextual-spacing="false"/>
      <style:text-properties officeooo:paragraph-rsid="001f5f89"/>
    </style:style>
    <style:style style:name="P14" style:family="paragraph" style:parent-style-name="Text_20_body">
      <style:paragraph-properties fo:margin-top="0.265cm" fo:margin-bottom="0.265cm" loext:contextual-spacing="false"/>
      <style:text-properties fo:language="fr" fo:country="FR" officeooo:paragraph-rsid="001f5f89" loext:padding="0cm" loext:border="none"/>
    </style:style>
    <style:style style:name="P15" style:family="paragraph" style:parent-style-name="Text_20_body">
      <style:paragraph-properties fo:margin-top="0.265cm" fo:margin-bottom="0.265cm" loext:contextual-spacing="false"/>
      <style:text-properties fo:language="fr" fo:country="FR" officeooo:paragraph-rsid="001a0c80" loext:padding="0cm" loext:border="none"/>
    </style:style>
    <style:style style:name="P16" style:family="paragraph" style:parent-style-name="Text_20_body">
      <style:paragraph-properties fo:margin-top="0.265cm" fo:margin-bottom="0.265cm" loext:contextual-spacing="false"/>
      <style:text-properties fo:language="fr" fo:country="FR" officeooo:paragraph-rsid="00209fa9" loext:padding="0cm" loext:border="none"/>
    </style:style>
    <style:style style:name="P17" style:family="paragraph" style:parent-style-name="Text_20_body">
      <style:paragraph-properties fo:margin-top="0.265cm" fo:margin-bottom="0.265cm" loext:contextual-spacing="false"/>
      <style:text-properties fo:language="fr" fo:country="FR" officeooo:paragraph-rsid="00237caa" loext:padding="0cm" loext:border="none"/>
    </style:style>
    <style:style style:name="P18" style:family="paragraph" style:parent-style-name="Text_20_body">
      <style:paragraph-properties fo:margin-top="0.265cm" fo:margin-bottom="0.265cm" loext:contextual-spacing="false"/>
      <style:text-properties officeooo:paragraph-rsid="00209fa9"/>
    </style:style>
    <style:style style:name="P19" style:family="paragraph" style:parent-style-name="Text_20_body">
      <style:paragraph-properties fo:margin-top="0.265cm" fo:margin-bottom="0.265cm" loext:contextual-spacing="false"/>
      <style:text-properties officeooo:paragraph-rsid="00237caa"/>
    </style:style>
    <style:style style:name="P20" style:family="paragraph" style:parent-style-name="Heading_20_1">
      <loext:graphic-properties draw:fill="solid" draw:fill-color="#0000ff" draw:opacity="100%"/>
      <style:paragraph-properties fo:margin-left="0cm" fo:margin-right="0.254cm" fo:margin-top="0.265cm" fo:margin-bottom="0.265cm" loext:contextual-spacing="false" fo:text-indent="0cm" style:auto-text-indent="false" fo:background-color="#0000ff" style:writing-mode="page"/>
      <style:text-properties fo:color="#000000" fo:language="fr" fo:country="FR" officeooo:paragraph-rsid="001f5f89" loext:padding="0cm" loext:border="none"/>
    </style:style>
    <style:style style:name="P21" style:family="paragraph" style:parent-style-name="Text_20_body">
      <style:paragraph-properties fo:margin-left="0cm" fo:margin-right="0.254cm" fo:margin-top="0.265cm" fo:margin-bottom="0.265cm" loext:contextual-spacing="false" fo:text-indent="0cm" style:auto-text-indent="false" style:writing-mode="page"/>
      <style:text-properties officeooo:paragraph-rsid="001f5f89"/>
    </style:style>
    <style:style style:name="P22" style:family="paragraph" style:parent-style-name="Text_20_body">
      <style:paragraph-properties fo:margin-left="0cm" fo:margin-right="0.254cm" fo:margin-top="0.265cm" fo:margin-bottom="0.265cm" loext:contextual-spacing="false" fo:text-indent="0cm" style:auto-text-indent="false" style:writing-mode="page"/>
      <style:text-properties fo:language="fr" fo:country="FR" officeooo:paragraph-rsid="001f5f89" loext:padding="0cm" loext:border="none"/>
    </style:style>
    <style:style style:name="P23" style:family="paragraph" style:parent-style-name="Text_20_body">
      <style:paragraph-properties fo:margin-left="0cm" fo:margin-right="0.254cm" fo:margin-top="0.265cm" fo:margin-bottom="0.265cm" loext:contextual-spacing="false" fo:text-indent="0cm" style:auto-text-indent="false" style:writing-mode="page"/>
      <style:text-properties fo:language="fr" fo:country="FR" officeooo:paragraph-rsid="00209fa9" loext:padding="0cm" loext:border="none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officeooo:paragraph-rsid="001a0c8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paragraph-rsid="001a0c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Preformatted_20_Text">
      <style:text-properties fo:language="fr" fo:country="FR"/>
    </style:style>
    <style:style style:name="P27" style:family="paragraph" style:parent-style-name="Caption">
      <style:text-properties fo:language="fr" fo:country="FR" officeooo:paragraph-rsid="001f5f89"/>
    </style:style>
    <style:style style:name="P28" style:family="paragraph" style:parent-style-name="Caption">
      <style:text-properties fo:language="fr" fo:country="FR" officeooo:paragraph-rsid="00209fa9"/>
    </style:style>
    <style:style style:name="P29" style:family="paragraph" style:parent-style-name="Caption">
      <style:text-properties fo:language="fr" fo:country="FR" officeooo:paragraph-rsid="00237caa"/>
    </style:style>
    <style:style style:name="P30" style:family="paragraph" style:parent-style-name="Text_20_body">
      <style:paragraph-properties fo:margin-top="0cm" fo:margin-bottom="0cm" loext:contextual-spacing="false"/>
      <style:text-properties fo:language="fr" fo:country="FR" officeooo:paragraph-rsid="001f5f89"/>
    </style:style>
    <style:style style:name="P31" style:family="paragraph" style:parent-style-name="Text_20_body">
      <style:paragraph-properties fo:margin-top="0cm" fo:margin-bottom="0cm" loext:contextual-spacing="false"/>
      <style:text-properties fo:language="fr" fo:country="FR" officeooo:paragraph-rsid="00237caa"/>
    </style:style>
    <style:style style:name="P32" style:family="paragraph" style:parent-style-name="Text_20_body" style:list-style-name="L1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1f5f89" loext:padding="0cm" loext:border="none"/>
    </style:style>
    <style:style style:name="P33" style:family="paragraph" style:parent-style-name="Text_20_body" style:list-style-name="L1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1a0c80" loext:padding="0cm" loext:border="none"/>
    </style:style>
    <style:style style:name="P34" style:family="paragraph" style:parent-style-name="Text_20_body" style:list-style-name="L2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09fa9" loext:padding="0cm" loext:border="none"/>
    </style:style>
    <style:style style:name="P35" style:family="paragraph" style:parent-style-name="Text_20_body" style:list-style-name="L3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09fa9" loext:padding="0cm" loext:border="none"/>
    </style:style>
    <style:style style:name="P36" style:family="paragraph" style:parent-style-name="Text_20_body" style:list-style-name="L4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09fa9" loext:padding="0cm" loext:border="none"/>
    </style:style>
    <style:style style:name="P37" style:family="paragraph" style:parent-style-name="Text_20_body" style:list-style-name="L4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2476a" loext:padding="0cm" loext:border="none"/>
    </style:style>
    <style:style style:name="P38" style:family="paragraph" style:parent-style-name="Text_20_body" style:list-style-name="L5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37caa" loext:padding="0cm" loext:border="none"/>
    </style:style>
    <style:style style:name="P39" style:family="paragraph" style:parent-style-name="Text_20_body" style:list-style-name="L7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37caa" loext:padding="0cm" loext:border="none"/>
    </style:style>
    <style:style style:name="P40" style:family="paragraph" style:parent-style-name="Text_20_body" style:list-style-name="L8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37caa" loext:padding="0cm" loext:border="none"/>
    </style:style>
    <style:style style:name="P41" style:family="paragraph" style:parent-style-name="Text_20_body" style:list-style-name="L8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1a0c80" loext:padding="0cm" loext:border="none"/>
    </style:style>
    <style:style style:name="P42" style:family="paragraph" style:parent-style-name="Text_20_body" style:list-style-name="L9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1a0c80" loext:padding="0cm" loext:border="none"/>
    </style:style>
    <style:style style:name="P43" style:family="paragraph" style:parent-style-name="Text_20_body" style:list-style-name="L10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1a0c80" loext:padding="0cm" loext:border="none"/>
    </style:style>
    <style:style style:name="P44" style:family="paragraph" style:parent-style-name="Text_20_body" style:list-style-name="L11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1a0c80" loext:padding="0cm" loext:border="none"/>
    </style:style>
    <style:style style:name="P45" style:family="paragraph" style:parent-style-name="Text_20_body" style:list-style-name="L12">
      <style:paragraph-properties fo:margin-left="0.265cm" fo:margin-right="0.265cm" fo:margin-top="0.265cm" fo:margin-bottom="0.265cm" loext:contextual-spacing="false" fo:text-indent="0cm" style:auto-text-indent="false"/>
      <style:text-properties officeooo:paragraph-rsid="001a0c80"/>
    </style:style>
    <style:style style:name="P46" style:family="paragraph" style:parent-style-name="Text_20_body" style:list-style-name="L12">
      <style:paragraph-properties fo:margin-left="0.265cm" fo:margin-right="0.265cm" fo:margin-top="0.265cm" fo:margin-bottom="0.265cm" loext:contextual-spacing="false" fo:text-indent="0cm" style:auto-text-indent="false"/>
      <style:text-properties officeooo:paragraph-rsid="001e0380"/>
    </style:style>
    <style:style style:name="P47" style:family="paragraph" style:parent-style-name="Text_20_body" style:list-style-name="L5">
      <style:paragraph-properties fo:margin-left="0.265cm" fo:margin-right="0.265cm" fo:margin-top="0cm" fo:margin-bottom="0cm" loext:contextual-spacing="false" fo:text-indent="0cm" style:auto-text-indent="false"/>
      <style:text-properties fo:language="fr" fo:country="FR" officeooo:paragraph-rsid="00237caa" loext:padding="0cm" loext:border="none"/>
    </style:style>
    <style:style style:name="P48" style:family="paragraph" style:parent-style-name="Text_20_body" style:list-style-name="L3">
      <style:paragraph-properties fo:margin-top="0cm" fo:margin-bottom="0cm" loext:contextual-spacing="false"/>
      <style:text-properties fo:language="fr" fo:country="FR" officeooo:paragraph-rsid="00209fa9"/>
    </style:style>
    <style:style style:name="P49" style:family="paragraph" style:parent-style-name="Text_20_body" style:list-style-name="L6">
      <style:paragraph-properties fo:margin-top="0cm" fo:margin-bottom="0cm" loext:contextual-spacing="false"/>
      <style:text-properties fo:language="fr" fo:country="FR" officeooo:paragraph-rsid="00237caa"/>
    </style:style>
    <style:style style:name="P50" style:family="paragraph" style:parent-style-name="Text_20_body" style:list-style-name="L6">
      <style:paragraph-properties fo:margin-top="0cm" fo:margin-bottom="0cm" loext:contextual-spacing="false"/>
      <style:text-properties fo:language="fr" fo:country="FR" officeooo:rsid="01539347" officeooo:paragraph-rsid="00237caa"/>
    </style:style>
    <style:style style:name="P51" style:family="paragraph" style:parent-style-name="Text_20_body" style:list-style-name="L7">
      <style:paragraph-properties fo:margin-top="0cm" fo:margin-bottom="0cm" loext:contextual-spacing="false"/>
      <style:text-properties fo:language="fr" fo:country="FR" officeooo:paragraph-rsid="00237caa"/>
    </style:style>
    <style:style style:name="P52" style:family="paragraph" style:parent-style-name="Text_20_body" style:list-style-name="L3" style:master-page-name="">
      <loext:graphic-properties draw:fill="none"/>
      <style:paragraph-properties fo:margin-left="0cm" fo:margin-right="0cm" fo:margin-top="0cm" fo:margin-bottom="0.27cm" loext:contextual-spacing="false" fo:line-height="120%" fo:text-indent="0cm" style:auto-text-indent="false" style:page-number="auto" fo:background-color="transparent"/>
      <style:text-properties fo:language="fr" fo:country="FR" officeooo:paragraph-rsid="00209fa9" loext:padding="0cm" loext:border="none"/>
    </style:style>
    <style:style style:name="P53" style:family="paragraph" style:parent-style-name="Text_20_body" style:list-style-name="L6" style:master-page-name="">
      <loext:graphic-properties draw:fill="none"/>
      <style:paragraph-properties fo:margin-left="0cm" fo:margin-right="0.27cm" fo:margin-top="0cm" fo:margin-bottom="0.27cm" loext:contextual-spacing="false" fo:line-height="120%" fo:text-indent="0cm" style:auto-text-indent="false" style:page-number="auto" fo:background-color="transparent"/>
      <style:text-properties fo:language="fr" fo:country="FR" officeooo:paragraph-rsid="00237caa" loext:padding="0cm" loext:border="none"/>
    </style:style>
    <style:style style:name="P54" style:family="paragraph" style:parent-style-name="Text_20_body" style:list-style-name="L10">
      <style:paragraph-properties fo:margin-top="0.265cm" fo:margin-bottom="0.265cm" loext:contextual-spacing="false"/>
      <style:text-properties fo:language="fr" fo:country="FR" officeooo:paragraph-rsid="001a0c80" loext:padding="0cm" loext:border="none"/>
    </style:style>
    <style:style style:name="P55" style:family="paragraph" style:parent-style-name="Text_20_body">
      <style:paragraph-properties fo:margin-top="0.265cm" fo:margin-bottom="0.265cm" loext:contextual-spacing="false"/>
      <style:text-properties fo:language="fr" fo:country="FR" officeooo:paragraph-rsid="001a0c80" loext:padding="0cm" loext:border="none"/>
    </style:style>
    <style:style style:name="P56" style:family="paragraph" style:parent-style-name="Text_20_body">
      <style:paragraph-properties fo:margin-top="0.265cm" fo:margin-bottom="0.265cm" loext:contextual-spacing="false"/>
      <style:text-properties officeooo:paragraph-rsid="00237caa"/>
    </style:style>
    <style:style style:name="P57" style:family="paragraph" style:parent-style-name="Caption">
      <style:text-properties fo:language="fr" fo:country="FR" officeooo:paragraph-rsid="00209fa9"/>
    </style:style>
    <style:style style:name="P58" style:family="paragraph" style:parent-style-name="Caption">
      <style:text-properties fo:language="fr" fo:country="FR" officeooo:paragraph-rsid="00237caa"/>
    </style:style>
    <style:style style:name="P59" style:family="paragraph" style:parent-style-name="Heading_20_2">
      <style:paragraph-properties fo:margin-top="0.265cm" fo:margin-bottom="0.265cm" loext:contextual-spacing="false"/>
      <style:text-properties style:font-name="Liberation Serif" fo:language="fr" fo:country="FR" officeooo:paragraph-rsid="001a0c80" style:font-name-asian="WenQuanYi Micro Hei" style:font-name-complex="FreeSans" loext:padding="0cm" loext:border="none"/>
    </style:style>
    <style:style style:name="P60" style:family="paragraph" style:parent-style-name="Heading_20_2">
      <style:paragraph-properties fo:margin-top="0.265cm" fo:margin-bottom="0.265cm" loext:contextual-spacing="false"/>
      <style:text-properties style:font-name="Liberation Serif" fo:language="fr" fo:country="FR" officeooo:paragraph-rsid="001f5f89" style:font-name-asian="WenQuanYi Micro Hei" style:font-name-complex="FreeSans" loext:padding="0cm" loext:border="none"/>
    </style:style>
    <style:style style:name="P61" style:family="paragraph" style:parent-style-name="Heading_20_2">
      <style:paragraph-properties fo:margin-left="0cm" fo:margin-right="0.254cm" fo:margin-top="0.265cm" fo:margin-bottom="0.265cm" loext:contextual-spacing="false" fo:text-indent="0cm" style:auto-text-indent="false" style:writing-mode="page"/>
      <style:text-properties fo:language="fr" fo:country="FR" officeooo:paragraph-rsid="001a0c80" loext:padding="0cm" loext:border="none"/>
    </style:style>
    <style:style style:name="P62" style:family="paragraph" style:parent-style-name="Heading_20_2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1a0c80" loext:padding="0cm" loext:border="none"/>
    </style:style>
    <style:style style:name="P63" style:family="paragraph" style:parent-style-name="Heading_20_3">
      <style:paragraph-properties fo:margin-top="0.265cm" fo:margin-bottom="0.265cm" loext:contextual-spacing="false"/>
      <style:text-properties style:font-name="Liberation Serif" fo:language="fr" fo:country="FR" officeooo:paragraph-rsid="001f5f89" style:font-name-asian="WenQuanYi Micro Hei" style:font-name-complex="FreeSans" loext:padding="0cm" loext:border="none"/>
    </style:style>
    <style:style style:name="P64" style:family="paragraph" style:parent-style-name="Heading_20_3">
      <style:paragraph-properties fo:margin-top="0.265cm" fo:margin-bottom="0.265cm" loext:contextual-spacing="false"/>
      <style:text-properties style:font-name="Liberation Serif" fo:language="fr" fo:country="FR" officeooo:paragraph-rsid="001a0c80" style:font-name-asian="WenQuanYi Micro Hei" style:font-name-complex="FreeSans" loext:padding="0cm" loext:border="none"/>
    </style:style>
    <style:style style:name="P65" style:family="paragraph" style:parent-style-name="Heading_20_3">
      <style:paragraph-properties fo:margin-top="0.265cm" fo:margin-bottom="0.265cm" loext:contextual-spacing="false"/>
      <style:text-properties style:font-name="Liberation Serif" fo:language="fr" fo:country="FR" officeooo:paragraph-rsid="00209fa9" style:font-name-asian="WenQuanYi Micro Hei" style:font-name-complex="FreeSans" loext:padding="0cm" loext:border="none"/>
    </style:style>
    <style:style style:name="P66" style:family="paragraph" style:parent-style-name="Heading_20_3">
      <style:paragraph-properties fo:margin-top="0.265cm" fo:margin-bottom="0.265cm" loext:contextual-spacing="false"/>
      <style:text-properties style:font-name="Liberation Serif" fo:language="fr" fo:country="FR" officeooo:paragraph-rsid="00237caa" style:font-name-asian="WenQuanYi Micro Hei" style:font-name-complex="FreeSans" loext:padding="0cm" loext:border="none"/>
    </style:style>
    <style:style style:name="P67" style:family="paragraph" style:parent-style-name="Heading_20_3">
      <style:paragraph-properties fo:margin-left="0cm" fo:margin-right="0.254cm" fo:margin-top="0.265cm" fo:margin-bottom="0.265cm" loext:contextual-spacing="false" fo:text-indent="0cm" style:auto-text-indent="false" style:writing-mode="page"/>
      <style:text-properties fo:language="fr" fo:country="FR" officeooo:paragraph-rsid="001f5f89" loext:padding="0cm" loext:border="none"/>
    </style:style>
    <style:style style:name="P68" style:family="paragraph" style:parent-style-name="Heading_20_3">
      <style:paragraph-properties fo:margin-left="0cm" fo:margin-right="0.254cm" fo:margin-top="0.265cm" fo:margin-bottom="0.265cm" loext:contextual-spacing="false" fo:text-indent="0cm" style:auto-text-indent="false" style:writing-mode="page"/>
      <style:text-properties fo:language="fr" fo:country="FR" officeooo:paragraph-rsid="00209fa9" loext:padding="0cm" loext:border="none"/>
    </style:style>
    <style:style style:name="P69" style:family="paragraph" style:parent-style-name="Heading_20_3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09fa9" loext:padding="0cm" loext:border="none"/>
    </style:style>
    <style:style style:name="P70" style:family="paragraph" style:parent-style-name="Heading_20_3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1a0c80" loext:padding="0cm" loext:border="none"/>
    </style:style>
    <style:style style:name="P71" style:family="paragraph" style:parent-style-name="Preformatted_20_Text" style:list-style-name="L10">
      <style:text-properties fo:language="fr" fo:country="FR"/>
    </style:style>
    <style:style style:name="P72" style:family="paragraph" style:parent-style-name="Heading_20_4">
      <style:text-properties fo:language="fr" fo:country="FR"/>
    </style:style>
    <style:style style:name="P73" style:family="paragraph" style:parent-style-name="Heading_20_4">
      <style:text-properties fo:language="fr" fo:country="FR" officeooo:rsid="00258e33" officeooo:paragraph-rsid="00237caa"/>
    </style:style>
    <style:style style:name="T1" style:family="text">
      <style:text-properties fo:font-weight="bold"/>
    </style:style>
    <style:style style:name="T2" style:family="text">
      <style:text-properties fo:font-weight="bold" officeooo:rsid="001e0380" style:font-weight-asian="bold" style:font-weight-complex="bold"/>
    </style:style>
    <style:style style:name="T3" style:family="text">
      <style:text-properties fo:font-weight="bold" officeooo:rsid="012471e5"/>
    </style:style>
    <style:style style:name="T4" style:family="text">
      <style:text-properties fo:font-weight="bold" officeooo:rsid="01288e69"/>
    </style:style>
    <style:style style:name="T5" style:family="text">
      <style:text-properties fo:font-weight="bold" officeooo:rsid="012b0dc1"/>
    </style:style>
    <style:style style:name="T6" style:family="text">
      <style:text-properties fo:font-weight="bold" officeooo:rsid="0144106f"/>
    </style:style>
    <style:style style:name="T7" style:family="text">
      <style:text-properties fo:font-weight="bold" officeooo:rsid="0147fd18"/>
    </style:style>
    <style:style style:name="T8" style:family="text">
      <style:text-properties fo:font-weight="bold" officeooo:rsid="0148f2d1"/>
    </style:style>
    <style:style style:name="T9" style:family="text">
      <style:text-properties fo:font-weight="bold" officeooo:rsid="01558e84"/>
    </style:style>
    <style:style style:name="T10" style:family="text">
      <style:text-properties fo:font-weight="bold" officeooo:rsid="002448db"/>
    </style:style>
    <style:style style:name="T11" style:family="text">
      <style:text-properties fo:font-style="italic"/>
    </style:style>
    <style:style style:name="T12" style:family="text">
      <style:text-properties fo:font-style="italic" fo:font-weight="bold"/>
    </style:style>
    <style:style style:name="T13" style:family="text">
      <style:text-properties fo:font-style="italic" fo:font-weight="bold" officeooo:rsid="01288e69"/>
    </style:style>
    <style:style style:name="T14" style:family="text">
      <style:text-properties fo:font-style="italic" fo:font-weight="bold" officeooo:rsid="014e5e43"/>
    </style:style>
    <style:style style:name="T15" style:family="text">
      <style:text-properties fo:font-style="italic" fo:font-weight="bold" officeooo:rsid="01512ee3"/>
    </style:style>
    <style:style style:name="T16" style:family="text">
      <style:text-properties fo:font-style="italic" fo:font-weight="bold" officeooo:rsid="01539347"/>
    </style:style>
    <style:style style:name="T17" style:family="text">
      <style:text-properties fo:font-style="italic" fo:font-weight="bold" officeooo:rsid="01573386"/>
    </style:style>
    <style:style style:name="T18" style:family="text">
      <style:text-properties fo:font-style="italic" fo:font-weight="bold" officeooo:rsid="00237caa"/>
    </style:style>
    <style:style style:name="T19" style:family="text">
      <style:text-properties fo:font-style="italic" fo:font-weight="bold" officeooo:rsid="002833d9"/>
    </style:style>
    <style:style style:name="T20" style:family="text">
      <style:text-properties fo:font-style="italic" fo:font-weight="bold" officeooo:rsid="00293c29"/>
    </style:style>
    <style:style style:name="T21" style:family="text">
      <style:text-properties fo:font-style="italic" fo:font-weight="bold" officeooo:rsid="002ca5b1"/>
    </style:style>
    <style:style style:name="T22" style:family="text">
      <style:text-properties fo:font-style="italic" officeooo:rsid="00293c29"/>
    </style:style>
    <style:style style:name="T23" style:family="text">
      <style:text-properties style:text-underline-style="solid" style:text-underline-width="auto" style:text-underline-color="font-color" officeooo:rsid="00209fa9"/>
    </style:style>
    <style:style style:name="T24" style:family="text">
      <style:text-properties officeooo:rsid="001e0380"/>
    </style:style>
    <style:style style:name="T25" style:family="text">
      <style:text-properties fo:language="fr" fo:country="FR"/>
    </style:style>
    <style:style style:name="T26" style:family="text">
      <style:text-properties fo:language="fr" fo:country="FR" officeooo:rsid="012306c5"/>
    </style:style>
    <style:style style:name="T27" style:family="text">
      <style:text-properties fo:language="fr" fo:country="FR" fo:font-weight="bold"/>
    </style:style>
    <style:style style:name="T28" style:family="text">
      <style:text-properties fo:language="fr" fo:country="FR" fo:font-weight="bold" officeooo:rsid="012306c5"/>
    </style:style>
    <style:style style:name="T29" style:family="text">
      <style:text-properties fo:language="fr" fo:country="FR" fo:font-weight="bold" officeooo:rsid="012471e5"/>
    </style:style>
    <style:style style:name="T30" style:family="text">
      <style:text-properties fo:language="fr" fo:country="FR" fo:font-weight="bold" loext:padding="0cm" loext:border="none"/>
    </style:style>
    <style:style style:name="T31" style:family="text">
      <style:text-properties fo:language="fr" fo:country="FR" officeooo:rsid="012471e5"/>
    </style:style>
    <style:style style:name="T32" style:family="text">
      <style:text-properties fo:language="fr" fo:country="FR" fo:font-style="italic"/>
    </style:style>
    <style:style style:name="T33" style:family="text">
      <style:text-properties fo:language="fr" fo:country="FR" fo:font-style="italic" officeooo:rsid="012471e5"/>
    </style:style>
    <style:style style:name="T34" style:family="text">
      <style:text-properties fo:language="fr" fo:country="FR" officeooo:rsid="012a86b9" loext:padding="0cm" loext:border="none"/>
    </style:style>
    <style:style style:name="T35" style:family="text">
      <style:text-properties fo:language="fr" fo:country="FR" loext:padding="0cm" loext:border="none"/>
    </style:style>
    <style:style style:name="T36" style:family="text">
      <style:text-properties fo:language="fr" fo:country="FR" officeooo:rsid="012b5f5f" loext:padding="0cm" loext:border="none"/>
    </style:style>
    <style:style style:name="T37" style:family="text">
      <style:text-properties fo:language="fr" fo:country="FR" officeooo:rsid="012b9d10"/>
    </style:style>
    <style:style style:name="T38" style:family="text">
      <style:text-properties fo:language="fr" fo:country="FR" officeooo:rsid="012d832b"/>
    </style:style>
    <style:style style:name="T39" style:family="text">
      <style:text-properties fo:language="fr" fo:country="FR" officeooo:rsid="012d832b" loext:padding="0cm" loext:border="none"/>
    </style:style>
    <style:style style:name="T40" style:family="text">
      <style:text-properties fo:language="fr" fo:country="FR" officeooo:rsid="00209fa9"/>
    </style:style>
    <style:style style:name="T41" style:family="text">
      <style:text-properties fo:language="fr" fo:country="FR" officeooo:rsid="012dfd89" loext:padding="0cm" loext:border="none"/>
    </style:style>
    <style:style style:name="T42" style:family="text">
      <style:text-properties fo:language="fr" fo:country="FR" officeooo:rsid="01558e84" loext:padding="0cm" loext:border="none"/>
    </style:style>
    <style:style style:name="T43" style:family="text">
      <style:text-properties fo:language="fr" fo:country="FR" officeooo:rsid="012e214f" loext:padding="0cm" loext:border="none"/>
    </style:style>
    <style:style style:name="T44" style:family="text">
      <style:text-properties fo:language="fr" fo:country="FR" officeooo:rsid="01573386" loext:padding="0cm" loext:border="none"/>
    </style:style>
    <style:style style:name="T45" style:family="text">
      <style:text-properties fo:language="fr" fo:country="FR" officeooo:rsid="0024b8cb" loext:padding="0cm" loext:border="none"/>
    </style:style>
    <style:style style:name="T46" style:family="text">
      <style:text-properties fo:language="fr" fo:country="FR" officeooo:rsid="00258e33"/>
    </style:style>
    <style:style style:name="T47" style:family="text">
      <style:text-properties fo:language="fr" fo:country="FR" officeooo:rsid="0029cd31"/>
    </style:style>
    <style:style style:name="T48" style:family="text">
      <style:text-properties fo:language="fr" fo:country="FR" officeooo:rsid="002ae8b5" loext:padding="0cm" loext:border="none"/>
    </style:style>
    <style:style style:name="T49" style:family="text">
      <style:text-properties officeooo:rsid="012306c5"/>
    </style:style>
    <style:style style:name="T50" style:family="text">
      <style:text-properties officeooo:rsid="014214f8"/>
    </style:style>
    <style:style style:name="T51" style:family="text">
      <style:text-properties officeooo:rsid="012471e5"/>
    </style:style>
    <style:style style:name="T52" style:family="text">
      <style:text-properties officeooo:rsid="01248d36"/>
    </style:style>
    <style:style style:name="T53" style:family="text">
      <style:text-properties officeooo:rsid="0126870e"/>
    </style:style>
    <style:style style:name="T54" style:family="text">
      <style:text-properties officeooo:rsid="0127bbaf"/>
    </style:style>
    <style:style style:name="T55" style:family="text">
      <style:text-properties officeooo:rsid="01286e93"/>
    </style:style>
    <style:style style:name="T56" style:family="text">
      <style:text-properties officeooo:rsid="0159619e"/>
    </style:style>
    <style:style style:name="T57" style:family="text">
      <style:text-properties officeooo:rsid="01288e69"/>
    </style:style>
    <style:style style:name="T58" style:family="text">
      <style:text-properties officeooo:rsid="012a86b9"/>
    </style:style>
    <style:style style:name="T59" style:family="text">
      <style:text-properties officeooo:rsid="012b0dc1"/>
    </style:style>
    <style:style style:name="T60" style:family="text">
      <style:text-properties officeooo:rsid="012b5f5f"/>
    </style:style>
    <style:style style:name="T61" style:family="text">
      <style:text-properties officeooo:rsid="001f5f89"/>
    </style:style>
    <style:style style:name="T62" style:family="text">
      <style:text-properties officeooo:rsid="012b9d10"/>
    </style:style>
    <style:style style:name="T63" style:family="text">
      <style:text-properties officeooo:rsid="00209fa9"/>
    </style:style>
    <style:style style:name="T64" style:family="text">
      <style:text-properties officeooo:rsid="012d832b"/>
    </style:style>
    <style:style style:name="T65" style:family="text">
      <style:text-properties officeooo:rsid="012dfd89"/>
    </style:style>
    <style:style style:name="T66" style:family="text">
      <style:text-properties officeooo:rsid="0144106f"/>
    </style:style>
    <style:style style:name="T67" style:family="text">
      <style:text-properties officeooo:rsid="01455a31"/>
    </style:style>
    <style:style style:name="T68" style:family="text">
      <style:text-properties officeooo:rsid="0146958d"/>
    </style:style>
    <style:style style:name="T69" style:family="text">
      <style:text-properties officeooo:rsid="0147fd18"/>
    </style:style>
    <style:style style:name="T70" style:family="text">
      <style:text-properties officeooo:rsid="0148f2d1"/>
    </style:style>
    <style:style style:name="T71" style:family="text">
      <style:text-properties officeooo:rsid="014acdd1"/>
    </style:style>
    <style:style style:name="T72" style:family="text">
      <style:text-properties officeooo:rsid="014d6529"/>
    </style:style>
    <style:style style:name="T73" style:family="text">
      <style:text-properties officeooo:rsid="014d7d8a"/>
    </style:style>
    <style:style style:name="T74" style:family="text">
      <style:text-properties officeooo:rsid="014e5e43"/>
    </style:style>
    <style:style style:name="T75" style:family="text">
      <style:text-properties officeooo:rsid="014ece28"/>
    </style:style>
    <style:style style:name="T76" style:family="text">
      <style:text-properties officeooo:rsid="014ed4ad"/>
    </style:style>
    <style:style style:name="T77" style:family="text">
      <style:text-properties officeooo:rsid="01507483"/>
    </style:style>
    <style:style style:name="T78" style:family="text">
      <style:text-properties officeooo:rsid="01512ee3"/>
    </style:style>
    <style:style style:name="T79" style:family="text">
      <style:text-properties officeooo:rsid="0022476a"/>
    </style:style>
    <style:style style:name="T80" style:family="text">
      <style:text-properties officeooo:rsid="015135c8"/>
    </style:style>
    <style:style style:name="T81" style:family="text">
      <style:text-properties officeooo:rsid="00237caa"/>
    </style:style>
    <style:style style:name="T82" style:family="text">
      <style:text-properties officeooo:rsid="01539347"/>
    </style:style>
    <style:style style:name="T83" style:family="text">
      <style:text-properties officeooo:rsid="0154f79d"/>
    </style:style>
    <style:style style:name="T84" style:family="text">
      <style:text-properties officeooo:rsid="015335aa"/>
    </style:style>
    <style:style style:name="T85" style:family="text">
      <style:text-properties officeooo:rsid="01555e55"/>
    </style:style>
    <style:style style:name="T86" style:family="text">
      <style:text-properties officeooo:rsid="012e214f"/>
    </style:style>
    <style:style style:name="T87" style:family="text">
      <style:text-properties officeooo:rsid="01558e84"/>
    </style:style>
    <style:style style:name="T88" style:family="text">
      <style:text-properties officeooo:rsid="015768c8"/>
    </style:style>
    <style:style style:name="T89" style:family="text">
      <style:text-properties officeooo:rsid="01573386"/>
    </style:style>
    <style:style style:name="T90" style:family="text">
      <style:text-properties officeooo:rsid="002448db"/>
    </style:style>
    <style:style style:name="T91" style:family="text">
      <style:text-properties officeooo:rsid="0024b8cb"/>
    </style:style>
    <style:style style:name="T92" style:family="text">
      <style:text-properties officeooo:rsid="00258e33"/>
    </style:style>
    <style:style style:name="T93" style:family="text">
      <style:text-properties officeooo:rsid="0027291c"/>
    </style:style>
    <style:style style:name="T94" style:family="text">
      <style:text-properties officeooo:rsid="002833d9"/>
    </style:style>
    <style:style style:name="T95" style:family="text">
      <style:text-properties officeooo:rsid="00293c29"/>
    </style:style>
    <style:style style:name="T96" style:family="text">
      <style:text-properties officeooo:rsid="0029cd31"/>
    </style:style>
    <style:style style:name="T97" style:family="text">
      <style:text-properties officeooo:rsid="002ae8b5"/>
    </style:style>
    <style:style style:name="T98" style:family="text">
      <style:text-properties officeooo:rsid="002ca5b1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5  <text:span text:style-name="T49">Gestion des logiciels</text:span></text:p>
      <text:h text:style-name="P59" text:outline-level="2"><text:bookmark text:name="toc-Subsection-5.1"/>5.1 Introduction </text:h>
      <text:h text:style-name="P63" text:outline-level="3"><text:bookmark text:name="toc-Subsubsection-5.1.1"/>5.1.1 M<text:span text:style-name="T49">é</text:span>thod<text:span text:style-name="T49">e</text:span>s </text:h>
      <text:p text:style-name="P9">Synaptic <text:span text:style-name="T49">est la méthode conseillée aux débutants pour gérer les paquets logiciels</text:span>, <text:span text:style-name="T50">même si d’autres méthodes sont également disponibles et peuvent être requises dans certains cas</text:span>. </text:p>
      <text:h text:style-name="P64" text:outline-level="3"><text:bookmark text:name="toc-Subsubsection-5.1.2"/>5.1.2 Pa<text:span text:style-name="T92">quets</text:span> </text:h>
      <text:p text:style-name="P7"><text:span text:style-name="T26">Le fonctionnement des logiciels dans</text:span><text:span text:style-name="T25"> MX </text:span><text:span text:style-name="T26">passe par le</text:span><text:span text:style-name="T25"> </text:span><text:a xlink:type="simple" xlink:href="http://en.wikipedia.org/wiki/Advanced_Packaging_Tool" text:style-name="Internet_20_link" text:visited-style-name="Visited_20_Internet_20_Link"><text:span text:style-name="T26">Système A</text:span></text:a><text:a xlink:type="simple" xlink:href="http://en.wikipedia.org/wiki/Advanced_Packaging_Tool" text:style-name="Internet_20_link" text:visited-style-name="Visited_20_Internet_20_Link"><text:span text:style-name="T25">dvanced Package Tool (</text:span></text:a><text:a xlink:type="simple" xlink:href="http://en.wikipedia.org/wiki/Advanced_Packaging_Tool" text:style-name="Internet_20_link" text:visited-style-name="Visited_20_Internet_20_Link"><text:span text:style-name="T26">Outil de paquet avancé - </text:span></text:a><text:a xlink:type="simple" xlink:href="http://en.wikipedia.org/wiki/Advanced_Packaging_Tool" text:style-name="Internet_20_link" text:visited-style-name="Visited_20_Internet_20_Link"><text:span text:style-name="T25">APT)</text:span></text:a><text:span text:style-name="T25">. </text:span><text:span text:style-name="T26">Les logiciels sont fournis sous la forme de </text:span><text:span text:style-name="T27">pa</text:span><text:span text:style-name="T28">quet</text:span><text:span text:style-name="T25">: </text:span><text:span text:style-name="T31">un ensemble de données discret</text:span><text:span text:style-name="T25">, non-ex</text:span><text:span text:style-name="T46">é</text:span><text:span text:style-name="T25">cutable </text:span><text:span text:style-name="T31">qui </text:span><text:span text:style-name="T25">in</text:span><text:span text:style-name="T31">tègre les </text:span><text:span text:style-name="T25">instructions </text:span><text:span text:style-name="T31">de l’installation à destination de votre gestionnaire de paquet</text:span><text:span text:style-name="T25">. </text:span><text:span text:style-name="T31">Ils sont entreposés dans des serveurs appelés</text:span><text:span text:style-name="T25"> </text:span><text:span text:style-name="T29">dépôts</text:span><text:span text:style-name="T25">, </text:span><text:span text:style-name="T31">et peuvent être parcourus, téléchargés et installés</text:span><text:span text:style-name="T25"> </text:span><text:span text:style-name="T31">au moyen de logiciels clients spécifiques appelé</text:span><text:span text:style-name="T25"> </text:span><text:span text:style-name="T29">gestionnaires de paquet</text:span><text:span text:style-name="T25">. </text:span><text:span text:style-name="T31">Le gestionnaire de paquet recommandé pour</text:span><text:span text:style-name="T25"> MX </text:span><text:span text:style-name="T31">est</text:span><text:span text:style-name="T25"> Synaptic, </text:span><text:span text:style-name="T31">bien que l’utilitaire en ligne de commande</text:span><text:span text:style-name="T25"> apt-get </text:span><text:span text:style-name="T31">soit également inclus pour ceux qui le préféreraient</text:span><text:span text:style-name="T25">. </text:span><text:span text:style-name="T31">L’utilitaire graphique</text:span><text:span text:style-name="T25"> Gdebi </text:span><text:span text:style-name="T31">se lance à partir des fichiers</text:span><text:span text:style-name="T25"> *.deb </text:span><text:span text:style-name="T31">téléchargés en un seul clic sur le nom du fichier</text:span><text:span text:style-name="T25">; </text:span><text:span text:style-name="T31">une alternative consiste à ouvrir</text:span><text:span text:style-name="T25"> </text:span><text:span text:style-name="T31">un</text:span><text:span text:style-name="T25"> terminal </text:span><text:span text:style-name="T31">et rentrer la commande</text:span><text:span text:style-name="T25"> </text:span><text:span text:style-name="T32">dpkg -i </text:span><text:span text:style-name="T33">nomdupaquet</text:span><text:span text:style-name="T32">.deb</text:span><text:span text:style-name="T25"> </text:span></text:p>
      <text:p text:style-name="P14"><text:span text:style-name="T51">La majorité des paquets ont une ou plusieurs </text:span><text:span text:style-name="T1">d</text:span><text:span text:style-name="T3">é</text:span><text:span text:style-name="T1">pend</text:span><text:span text:style-name="T3">a</text:span><text:span text:style-name="T1">nces</text:span>, <text:span text:style-name="T51">ce qui veut dire qu’ils ont un ou plusieurs paquets qui doivent également être installés</text:span> <text:span text:style-name="T52">pour qu’ils puissent fonctionner</text:span>. <text:span text:style-name="T52">Le système</text:span> APT <text:span text:style-name="T52">est conçu pour gérer automatiquement les dépendances à votre place</text:span>; <text:span text:style-name="T52">en d’autres termes</text:span>, <text:span text:style-name="T52">lorsque vous essayez d’installer un paquet dont les dépendances ne sont pas encore installées</text:span>, <text:span text:style-name="T52">votre gestionnaire de paquet</text:span> APT <text:span text:style-name="T52">va automatiquement marquer ces dépendances</text:span> <text:span text:style-name="T53">comme devant également être installées</text:span>. <text:span text:style-name="T53">Il arrive que ces dépendances ne soient pas satisfaites</text:span>, <text:span text:style-name="T53">empêchant l’installation d’un paquet</text:span>. </text:p>
      <text:h text:style-name="P60" text:outline-level="2"><text:bookmark text:name="toc-Subsection-5.2"/>5.2 <text:span text:style-name="T53">Dépôts</text:span> </text:h>
      <text:p text:style-name="P9"><text:span text:style-name="T53">Les dépôts </text:span>APT <text:span text:style-name="T53">sont bien plus que de simples sites web contenant des logiciels téléchargeables</text:span>. <text:span text:style-name="T53">Les paquets des sites de dépôts sont spécifiquement organisés et indexés pour être accessibles</text:span> <text:span text:style-name="T53">par un gestionnaire de paquet, plutôt que directement parcourus</text:span>. </text:p>
      <text:h text:style-name="P63" text:outline-level="3"><text:bookmark text:name="toc-Subsubsection-5.2.1"/>5.2.1 <text:span text:style-name="T53">Dépôts s</text:span>tandards </text:h>
      <text:p text:style-name="P9">MX Linux <text:span text:style-name="T53">est fourni avec un ensemble de dépôts actifs</text:span> <text:span text:style-name="T53">offrant à la fois sécurité et choix</text:span>. <text:span text:style-name="T53">Si vous débutez sur </text:span>MX Linux (<text:span text:style-name="T53">et plus particulièrement si vous débutez sur</text:span> Linux), <text:span text:style-name="T53">il est généralement recommandé que vous vous en teniez au dépôts par défaut pour commencer</text:span>. <text:span text:style-name="T53">Pour des raisons de sécurité</text:span>, <text:span text:style-name="T53">ces dépôts sont signés numériquement</text:span>, <text:span text:style-name="T53">ce qui signifie que les paquets sont authentifiés par une </text:span><text:soft-page-break/><text:span text:style-name="T53">clé de chiffrement</text:span> <text:span text:style-name="T54">afin de garantir leur authenticité</text:span>. <text:span text:style-name="T54">Si vous installez des paquets depuis des dépôts no</text:span>n-Debian <text:span text:style-name="T54">sans la clé</text:span>, <text:span text:style-name="T54">vous aurez un message d’alerte</text:span> <text:span text:style-name="T54">précisant qu’ils ne peuvent être authentifiés</text:span>. <text:span text:style-name="T54">Pour supprimer cette alerte et vous assurer de la sécurité de vos installations</text:span>, <text:span text:style-name="T54">vous devrez installer les clés manquantes en utilisant</text:span> <text:span text:style-name="T1">Check Apt GPG</text:span> (MX <text:span text:style-name="T54">Outils</text:span>). </text:p>
      <text:p text:style-name="P14"><text:span text:style-name="T55">Les dépôts peuvent être facilement</text:span> <text:span text:style-name="T55">ajoutés, retirés ou édités via </text:span>Synaptic, <text:span text:style-name="T55">bien qu’ils puissent aussi être modifiés manuellement en éditant les fichiers </text:span><text:span text:style-name="T1">/etc/apt/</text:span> <text:span text:style-name="T56">dans un terminal en tant que </text:span>root. <text:span text:style-name="T57">Dans</text:span> Synaptic, <text:span text:style-name="T57">faites</text:span> <text:span text:style-name="T4">Configuration</text:span><text:span text:style-name="T1"> &gt; </text:span><text:span text:style-name="T4">Dépôts</text:span>, <text:span text:style-name="T57">puis cliquez sur Nouveau et ajoutez l’information</text:span>. <text:span text:style-name="T57">L’information sur le dépôt est souvent donné sur un seule ligne</text:span>, <text:span text:style-name="T57">comme ceci</text:span>: </text:p>
      <text:p text:style-name="P26">deb http://main.mepis-deb.org/mepiscr/mx-test/ mx-16 test </text:p>
      <text:p text:style-name="P14"><text:span text:style-name="T57">Faites attention de bien prendre en compte les espaces</text:span>, <text:span text:style-name="T57">qui séparent</text:span> <text:span text:style-name="T57">l’i</text:span>nformation <text:span text:style-name="T57">en quatre parties</text:span> <text:span text:style-name="T57">qui sont entrées séparément dans</text:span> Synaptic. </text:p>
      <text:p text:style-name="P15"><draw:frame draw:style-name="fr1" draw:name="Image117" text:anchor-type="as-char" svg:width="12.33cm" svg:height="8.599cm" draw:z-index="0"><draw:image xlink:href="../mxum-master/grafix/SynapticRepos16.png" xlink:type="simple" xlink:show="embed" xlink:actuate="onLoad" loext:mime-type="image/png"/><svg:title>figure grafix/SynapticRepos16.png</svg:title></draw:frame><text:s/></text:p>
      <text:p text:style-name="P27">Figure 5-1: <text:s/><text:span text:style-name="T13">Liste des dépôts</text:span><text:span text:style-name="T12">, </text:span><text:span text:style-name="T13">avec sélection du principal dépôt de test de </text:span><text:span text:style-name="T12">MX-16</text:span></text:p>
      <text:p text:style-name="P14"><text:span text:style-name="T58">Certains dépôts portent des mentions spéciales</text:span>: <text:s/></text:p>
      <text:list xml:id="list2016502608" text:style-name="L1">
        <text:list-item>
          <text:p text:style-name="P32"><text:span text:style-name="T1">contrib</text:span>, <text:span text:style-name="T58">qui</text:span> d<text:span text:style-name="T58">é</text:span>pend<text:span text:style-name="T58">ent</text:span> <text:span text:style-name="T58">de</text:span> o<text:span text:style-name="T58">u</text:span> <text:span text:style-name="T58">sont accessoires des paquets</text:span> non-free. </text:p>
        </text:list-item>
        <text:list-item>
          <text:p text:style-name="P32"><text:span text:style-name="T1">non-free</text:span>, <text:span text:style-name="T58">qui ne suivent pas les directives des logiciels libres de</text:span> Debian (DFSG). </text:p>
        </text:list-item>
        <text:list-item>
          <text:p text:style-name="P32"><text:span text:style-name="T1">security</text:span>, <text:span text:style-name="T58">qui contiennent uniquement des mises à jour liées à la sécurité</text:span>. </text:p>
        </text:list-item>
        <text:list-item>
          <text:p text:style-name="P33"><text:soft-page-break/><text:span text:style-name="T1">backports</text:span>, <text:span text:style-name="T58">qui contiennent des paquets issus des versions les plus récentes de</text:span> Debian, <text:span text:style-name="T58">qui ont été rétro compilés pour</text:span> Debian Stable (<text:span text:style-name="T58">version sur laquelle s’appuie</text:span> MX) <text:span text:style-name="T58">pour que votre système d’exploitation soit à jour</text:span>. </text:p>
        </text:list-item>
        <text:list-item>
          <text:p text:style-name="P32"><text:span text:style-name="T1">MX</text:span>, <text:span text:style-name="T58">qui contiennent les paquets particuliers qui font de</text:span> MX <text:span text:style-name="T58">ce qu’il est</text:span>. </text:p>
        </text:list-item>
      </text:list>
      <text:p text:style-name="P21"><text:span text:style-name="T34">La liste actuelle des dépôts standards de</text:span><text:span text:style-name="T35"> MX </text:span><text:span text:style-name="T34">se trouve dans le</text:span><text:span text:style-name="T35"> </text:span><text:a xlink:type="simple" xlink:href="https://mxlinux.org/wiki/system/repos-mx-15" text:style-name="Internet_20_link" text:visited-style-name="Visited_20_Internet_20_Link"><text:span text:style-name="T34">Wiki M</text:span></text:a><text:a xlink:type="simple" xlink:href="https://mxlinux.org/wiki/system/repos-mx-15" text:style-name="Internet_20_link" text:visited-style-name="Visited_20_Internet_20_Link"><text:span text:style-name="T35">X/antiX</text:span></text:a><text:span text:style-name="T35">. </text:span></text:p>
      <text:h text:style-name="P67" text:outline-level="3"><text:bookmark text:name="toc-Subsubsection-5.2.2"/>5.2.2 <text:span text:style-name="T59">Dépôts communautaires</text:span></text:h>
      <text:p text:style-name="P30">MX Linux <text:span text:style-name="T59">possède ses propres dépôts communautaires</text:span> <text:span text:style-name="T59">avec des paquets que les packagers construisent et entretiennent</text:span>. <text:span text:style-name="T59">Ces paquets sont </text:span>distin<text:span text:style-name="T59">c</text:span>t<text:span text:style-name="T59">s</text:span> <text:span text:style-name="T59">des paquets MX</text:span> offici<text:span text:style-name="T59">e</text:span>l<text:span text:style-name="T59">s venant de</text:span> Debian Stable, <text:span text:style-name="T59">et ont été typiquement </text:span><text:span text:style-name="T5">rétroportés</text:span> <text:span text:style-name="T59">depuis les versions</text:span> Debian <text:span text:style-name="T59">e</text:span>n <text:span text:style-name="T59">développement</text:span> (test <text:span text:style-name="T59">ou même expérimental</text:span>). </text:p>
      <text:p text:style-name="P22"><text:span text:style-name="T60">Les dépôts communautaires sont primordiaux pour</text:span> MX Linux, <text:span text:style-name="T60">puisqu’ils permettent à un système d’exploitation basé sur </text:span>Debian Stable <text:span text:style-name="T60">de rester au courant d’importants développement logiciels</text:span>. </text:p>
      <text:p text:style-name="P14"><text:span text:style-name="T61">L’objectif du dépôt de test de </text:span>MX <text:span text:style-name="T61">est d’obtenir des retours de la part des utilisateurs avant que les paquets n’arrivent dans les dépôts stables de </text:span>MX. <text:span text:style-name="T61">La manière la plus simple d’installer des paquets du dépôts test de </text:span>MX <text:span text:style-name="T61">se fait via l’Installeur de Paquets</text:span> MX (Section 3.2.14), <text:span text:style-name="T61">qui gère plusieurs étapes de manière automatique</text:span>. </text:p>
      <text:p text:style-name="P13"><text:span text:style-name="T36">Pour en savoir plus sur ce qui est disponible, qui sont les packagers et même comment s’impliquer</text:span><text:span text:style-name="T35">, </text:span><text:span text:style-name="T36">voir</text:span><text:span text:style-name="T35"> </text:span><text:a xlink:type="simple" xlink:href="https://mxlinux.org/community-repo" text:style-name="Internet_20_link" text:visited-style-name="Visited_20_Internet_20_Link"><text:span text:style-name="T35">MX Community Packaging Project</text:span></text:a><text:span text:style-name="T35">. </text:span></text:p>
      <text:h text:style-name="P63" text:outline-level="3"><text:bookmark text:name="toc-Subsubsection-5.2.3"/>5.2.3 <text:span text:style-name="T62">Dépôts dédiés</text:span> </text:h>
      <text:p text:style-name="P10"><text:span text:style-name="T62">En plus des dépôts génériques que sont ceux de</text:span> Debian, MX, <text:span text:style-name="T62">et communautaires</text:span>, <text:span text:style-name="T62">il existe aussi un certain nombre de dépôts dédiés associés à une seule application.</text:span> <text:span text:style-name="T62">Lorsque vous ajoutez l’un d’eux, soit directement, soit à travers</text:span> Synaptic, <text:span text:style-name="T62">alors vous recevrez des mises à jour</text:span>. <text:span text:style-name="T62">Certains sont préchargés mais non activés</text:span>, <text:span text:style-name="T62">pour les autres vous les ajouterez de vous même</text:span>. </text:p>
      <text:p text:style-name="P10"><text:span text:style-name="T62">Voici un exemple classique</text:span> (VirtualBox): </text:p>
      <text:p text:style-name="P26">deb http://download.virtualbox.org/virtualbox/debian/stable contrib </text:p>
      <text:h text:style-name="P65" text:outline-level="3">5.2.4 <text:span text:style-name="T62">Dépôts de développement</text:span> <text:s/></text:h>
      <text:p text:style-name="P8"><text:span text:style-name="T37">Il existe une dernière catégorie de dépôts</text:span><text:span text:style-name="T25"> </text:span><text:span text:style-name="T37">vous permettant d’obtenir la version la plus récente</text:span><text:span text:style-name="T25"> (</text:span><text:span text:style-name="T37">et donc la moins s</text:span><text:span text:style-name="T25">table) </text:span><text:span text:style-name="T37">d’une</text:span><text:span text:style-name="T25"> application. </text:span><text:span text:style-name="T37">Cela passe par un système de contrôle de version tel que</text:span><text:span text:style-name="T25"> </text:span><text:a xlink:type="simple" xlink:href="http://git-scm.com/" text:style-name="Internet_20_link" text:visited-style-name="Visited_20_Internet_20_Link"><text:span text:style-name="T25">Git</text:span></text:a><text:span text:style-name="T25"> </text:span><text:span text:style-name="T37">qui peut être utilisé par l’utilisateur final pour rester à jour des développements</text:span><text:span text:style-name="T25">. </text:span><text:span text:style-name="T37">L’utilisateur peut récupérer une copie du code source d’une application</text:span><text:span text:style-name="T25"> </text:span><text:span text:style-name="T38">dans un répertoire d’une machine locale</text:span><text:span text:style-name="T25">. </text:span><text:span text:style-name="T38">Le portail</text:span><text:span text:style-name="T25"> </text:span><text:a xlink:type="simple" xlink:href="https://github.com/" text:style-name="Internet_20_link" text:visited-style-name="Visited_20_Internet_20_Link"><text:span text:style-name="T25">GitHub</text:span></text:a><text:span text:style-name="T25"> </text:span><text:span text:style-name="T38">est une méthode</text:span><text:span text:style-name="T25"> </text:span><text:span text:style-name="T38">pratique de gestion des projets utilisant Git</text:span><text:span text:style-name="T25"> </text:span><text:span text:style-name="T40">et MX Linux héberge la majeur partie de son code dans </text:span><text:a xlink:type="simple" xlink:href="https://github.com/MX-Linux" text:style-name="Internet_20_link" text:visited-style-name="Visited_20_Internet_20_Link"><text:span text:style-name="T40">son dépôt GitHub</text:span></text:a><text:span text:style-name="T25">. </text:span></text:p>
      <text:p text:style-name="P18"><text:soft-page-break/><text:span text:style-name="T39">En savoir plus</text:span><text:span text:style-name="T35">: </text:span><text:a xlink:type="simple" xlink:href="http://en.wikipedia.org/wiki/Software_repository" text:style-name="Internet_20_link" text:visited-style-name="Visited_20_Internet_20_Link"><text:span text:style-name="T39">Wikipedia: Dépot logiciel (en anglais)</text:span></text:a><text:span text:style-name="T35"> <text:s/></text:span></text:p>
      <text:h text:style-name="P69" text:outline-level="3"><text:bookmark text:name="toc-Subsubsection-5.2.5"/>5.2.5 Mir<text:span text:style-name="T64">oirs</text:span> </text:h>
      <text:p text:style-name="P3"><text:span text:style-name="T64">Les dépôts </text:span>MX Linux <text:span text:style-name="T64">contenant les paquets et les ISOs sont</text:span> “<text:span text:style-name="T64">reflétés</text:span>” <text:span text:style-name="T64">sur des serveurs dans différents sites à travers le monde</text:span>. <text:span text:style-name="T64">Ces sites miroirs fournissent des sources multiples de la même i</text:span>nformation, <text:span text:style-name="T64">et servent à réduire le temps de téléchargement</text:span>, <text:span text:style-name="T64">améliorer la fiabilité</text:span>, <text:span text:style-name="T64">et offrir une certaine ré</text:span>silienc<text:span text:style-name="T64">e</text:span> <text:span text:style-name="T64">en cas d’une panne de serveur</text:span>. <text:span text:style-name="T64">Pendant l’i</text:span>nstallation, <text:span text:style-name="T64">il est très probable que le miroir sera</text:span> automati<text:span text:style-name="T64">quement choisi à votre place</text:span> <text:span text:style-name="T64">sur des critères de position géographique et de langu</text:span>e. <text:span text:style-name="T64">Mais l’utilisateur peut, à raison, en préférer un autre</text:span>: </text:p>
      <text:list xml:id="list49890097" text:style-name="L2">
        <text:list-item>
          <text:p text:style-name="P34"><text:span text:style-name="T65">l’attribution automatique à l’installation peut être erronée dans certains cas</text:span> <text:s/></text:p>
        </text:list-item>
        <text:list-item>
          <text:p text:style-name="P34"><text:span text:style-name="T65">l’utilisateur peut changer de lieu de résidence</text:span> </text:p>
        </text:list-item>
        <text:list-item>
          <text:p text:style-name="P34"><text:span text:style-name="T65">un nouveau miroir mis à disposition peut s’avérer plus proche, plus rapide ou plus fiable</text:span> </text:p>
        </text:list-item>
        <text:list-item>
          <text:p text:style-name="P34"><text:span text:style-name="T65">un miroir existant peut changer d’</text:span>URL, <text:span text:style-name="T65">le miroir étant utilisé étant alors hors ligne</text:span> </text:p>
        </text:list-item>
      </text:list>
      <text:p text:style-name="P23">MX <text:span text:style-name="T65">gestionnaire de dépôts</text:span> (Section 3.2.15) <text:span text:style-name="T65">facilite le changement de miroirs</text:span>, <text:span text:style-name="T65">en vous permettant de choisir celui qui fonctionnera le mieux pour vous</text:span>.</text:p>
      <text:h text:style-name="P61" text:outline-level="2"><text:bookmark text:name="toc-Subsection-5.3"/>5.3 Synaptic </text:h>
      <text:p text:style-name="P23">Synaptic <text:span text:style-name="T50">est une interface utilisateur graphique du système de paquet APT,</text:span> <text:span text:style-name="T50">simple d’usage</text:span>. <text:span text:style-name="T50">C’est un outil graphique qui vous permettra d’installer, de supprimer, de mettre à niveau, de rétrograder ou d’obtenir des informations</text:span> <text:span text:style-name="T66">sur tous les paquets disponibles dans les dépôts en ligne de votre liste de dépôts</text:span>. <text:span text:style-name="T66">Notez que votre mot de passe root est requis et, naturellement</text:span>, <text:span text:style-name="T66">vous devrez être connecté à Internet</text:span>. </text:p>
      <text:h text:style-name="P68" text:outline-level="3"><text:bookmark text:name="toc-Subsubsection-5.3.1"/>5.3.1 Install<text:span text:style-name="T66">er et supprimer des paquets</text:span> </text:h>
      <text:h text:style-name="P72" text:outline-level="4"><text:bookmark text:name="toc-Paragraph-75"/>Install<text:span text:style-name="T63">er</text:span> </text:h>
      <text:p text:style-name="P16"><text:span text:style-name="T66">Voici les étapes de base pour l’installation de logiciels dans</text:span> Synaptic: </text:p>
      <text:list xml:id="list12576223" text:style-name="L3">
        <text:list-item>
          <text:p text:style-name="P35">Cli<text:span text:style-name="T66">quez sur</text:span> <text:span text:style-name="T6">Menu démarrer</text:span><text:span text:style-name="T1"> &gt; Syst</text:span><text:span text:style-name="T6">è</text:span><text:span text:style-name="T1">m</text:span><text:span text:style-name="T6">e</text:span><text:span text:style-name="T1"> &gt; </text:span><text:span text:style-name="T6">Gestionnaire de paquets </text:span><text:span text:style-name="T1">Synapti</text:span><text:span text:style-name="T6">c</text:span>, <text:span text:style-name="T66">en fournissant le mot de passe root si nécessaire</text:span>. </text:p>
        </text:list-item>
        <text:list-item>
          <text:p text:style-name="P35"><text:span text:style-name="T66">Appuyez sur le bouton Recharger</text:span>. <text:span text:style-name="T66">Ce bouton force</text:span> Synaptic <text:span text:style-name="T66">à contacter</text:span> <text:span text:style-name="T67">les serveurs de dépôt en ligne et télécharger</text:span> <text:span text:style-name="T67">un nouveau fichier d’index</text:span> <text:span text:style-name="T67">contenant les informations sur les paquets disponibles, leur version et les autres paquets requis pour qu’ils puissent être installés</text:span>. <text:span text:style-name="T67">Si </text:span><text:soft-page-break/><text:span text:style-name="T67">vous obtenez un message indiquant que certains des dépôts n’ont pas pu être contactés, attendez un instant puis réessayez</text:span>. </text:p>
        </text:list-item>
        <text:list-item>
          <text:p text:style-name="P35"><text:span text:style-name="T68">Si vous connaissez déjà le nom du paquet que vous recherchez</text:span>, <text:span text:style-name="T68">cliquez simplement dans le panneau</text:span> <text:span text:style-name="T68">de droite</text:span> <text:span text:style-name="T68">et commencez à écrire et </text:span>Synaptic <text:span text:style-name="T68">va chercher progressivement ce que vous entrez</text:span>. </text:p>
        </text:list-item>
        <text:list-item>
          <text:p text:style-name="P35"><text:span text:style-name="T68">Si vous ne connaissez pas le nom du paquet</text:span>, <text:span text:style-name="T68">utilisez la boite de Recherche dans le coin supérieur droit pour</text:span> <text:span text:style-name="T68">trouver le logiciel à partir d’un nom ou de mots clés</text:span>. <text:span text:style-name="T68">C’est un des plus grands avantages de</text:span> Synaptic <text:span text:style-name="T68">sur les autres méthodes</text:span>. </text:p>
        </text:list-item>
        <text:list-item>
          <text:p text:style-name="P48"><text:span text:style-name="T69">Sinon</text:span>, u<text:span text:style-name="T69">tilisez un des boutons de filtrage en bas à gauche</text:span>: </text:p>
          <text:list>
            <text:list-item>
              <text:p text:style-name="P48"><text:span text:style-name="T7">Catégories</text:span> <text:span text:style-name="T69">fournit des sous menus</text:span> <text:span text:style-name="T69">tels que</text:span> <text:span text:style-name="T70">Éditeurs</text:span>, <text:span text:style-name="T70">Jeux et divertissements</text:span>, Utilit<text:span text:style-name="T70">a</text:span>i<text:span text:style-name="T70">r</text:span>es, etc. <text:span text:style-name="T70">Vous verrez une </text:span>description <text:span text:style-name="T71">de chaque paquet dans le panneau inférieur</text:span>, <text:span text:style-name="T71">et</text:span> <text:span text:style-name="T71">pourrez utiliser les onglets pour découvrir de plus amples informations</text:span>. </text:p>
            </text:list-item>
            <text:list-item>
              <text:p text:style-name="P48"><text:span text:style-name="T8">É</text:span><text:span text:style-name="T7">tat</text:span> group<text:span text:style-name="T69">e les paquets par leur état d’installation</text:span>. </text:p>
            </text:list-item>
            <text:list-item>
              <text:p text:style-name="P48"><text:span text:style-name="T1">Origin</text:span><text:span text:style-name="T7">e</text:span> <text:span text:style-name="T69">affichera les paquets issus d’un dépôt spécifique</text:span>. </text:p>
            </text:list-item>
            <text:list-item>
              <text:p text:style-name="P48"><text:span text:style-name="T7">Filtres personnalisés</text:span> <text:span text:style-name="T69">offre diverses options de filtrage</text:span> </text:p>
            </text:list-item>
            <text:list-item>
              <text:p text:style-name="P52"><text:span text:style-name="T7">Résultats de recherche</text:span> <text:span text:style-name="T69">affichera une liste</text:span> <text:span text:style-name="T69">des recherches antérieures</text:span> <text:span text:style-name="T69">de votre session</text:span> Synaptic. </text:p>
            </text:list-item>
          </text:list>
        </text:list-item>
        <text:list-item>
          <text:p text:style-name="P35">Cli<text:span text:style-name="T72">quez la case vide près du paquet voulu et choisissez « sélectionner pour installation »</text:span>. <text:span text:style-name="T73">Si le paquet a des dépendances</text:span>, <text:span text:style-name="T73">vous en serez avertis et elles seront automatiquement sélectionnées pour installation</text:span>. <text:span text:style-name="T73">Vous pouvez aussi faire un double-clic sur le paquet si c’est le seul que vous souhaitez installer</text:span>. </text:p>
        </text:list-item>
        <text:list-item>
          <text:p text:style-name="P35"><text:span text:style-name="T73">Faites de nouveau clic-droit sur le paquet</text:span>, <text:span text:style-name="T73">et contrôlez attentivement les paquets listés sous</text:span> « <text:span text:style-name="T73">Sélectionner les paquets recommandés pour installation »</text:span>; « <text:span text:style-name="T73">Sélectionner les paquets suggérés pour installation » présente aussi un intérêt</text:span>. </text:p>
        </text:list-item>
        <text:list-item>
          <text:p text:style-name="P35"><text:span text:style-name="T73">Certains paquets ont aussi des paquets</text:span> “Recomm<text:span text:style-name="T74">a</text:span>nd<text:span text:style-name="T73">és</text:span>” <text:span text:style-name="T73">et</text:span> “<text:span text:style-name="T63">Suggérés</text:span>” <text:span text:style-name="T73">qui peuvent être analysés en faisant clic-droit sur le nom du paquet.</text:span> <text:span text:style-name="T74">Ce sont des paquets additionnels qui ajoutent des fonctionnalités au paquet sélectionné</text:span>, <text:span text:style-name="T74">et c’est une bonne idée d’y jeter un coup d’œil.</text:span> </text:p>
        </text:list-item>
        <text:list-item>
          <text:p text:style-name="P35"><text:span text:style-name="T74">Cliquez Appliquer pour lancer l’installation</text:span>. <text:span text:style-name="T74">Vous pouvez sans risque ignorer tout message d’alerte</text:span>: “<text:span text:style-name="T74">Vous êtes sur le point d’installer des logiciels qui ne peuvent être authentifiés</text:span>!” </text:p>
        </text:list-item>
        <text:list-item>
          <text:p text:style-name="P35"><text:span text:style-name="T74">Vous pourriez devoir suivre des étapes supplémentaires</text:span>: <text:span text:style-name="T74">suivez simplement les instructions au fur et à mesure jusqu’à la fin de l’installation</text:span>. </text:p>
        </text:list-item>
      </text:list>
      <text:p text:style-name="P2"><text:s/></text:p>
      <text:p text:style-name="P28"><text:soft-page-break/><text:span text:style-name="T12"/></text:p>
      <text:p text:style-name="P28"><text:span text:style-name="T12"><draw:frame draw:style-name="fr1" draw:name="Image118" text:anchor-type="as-char" svg:width="8.229cm" svg:height="6.906cm" draw:z-index="1"><draw:image xlink:href="../mxum-master/grafix/synaptic-recommended.png" xlink:type="simple" xlink:show="embed" xlink:actuate="onLoad" loext:mime-type="image/png"/><svg:title>figure grafix/synaptic-recommended.png</svg:title></draw:frame></text:span></text:p>
      <text:p text:style-name="P28"><text:span text:style-name="T12"/></text:p>
      <text:p text:style-name="P28"><text:span text:style-name="T12">Figure 5-2: </text:span><text:span text:style-name="T14">Contrôle des paquets recommandés pendant l’installation d’un paquet</text:span><text:span text:style-name="T12">.</text:span> </text:p>
      <text:h text:style-name="P72" text:outline-level="4"><text:bookmark text:name="toc-Paragraph-76"/><text:span text:style-name="T63">Supprimer</text:span> </text:h>
      <text:p text:style-name="P16"><text:span text:style-name="T74">Supprimer un logiciel de votre système avec</text:span> Synaptic <text:span text:style-name="T74">semble aussi simple</text:span> <text:span text:style-name="T75">que de l’installer</text:span>, <text:span text:style-name="T75">mais l’opération peut être plus complexe qu’il n’y parait</text:span>: </text:p>
      <text:list xml:id="list3335847754" text:style-name="L4">
        <text:list-item>
          <text:p text:style-name="P36"><text:span text:style-name="T75">Pour supprimer un paquet</text:span>, <text:span text:style-name="T75">faites simplement un clic-droit dessus et choisissez</text:span> « <text:span text:style-name="T73">Sélectionner pour suppression »</text:span> o<text:span text:style-name="T75">u </text:span>« <text:span text:style-name="T73">Sélectionner pour suppression complète»</text:span>. </text:p>
          <text:list>
            <text:list-item>
              <text:p text:style-name="P36"><text:span text:style-name="T75">Suppression désinstalle le logiciel, mais laisse les fichiers de configuration du système au cas où vous souhaitez conserver vos paramètres</text:span>. </text:p>
            </text:list-item>
            <text:list-item>
              <text:p text:style-name="P36"><text:span text:style-name="T75">Suppression complète</text:span> <text:span text:style-name="T75">supprime le logiciel ainsi que les fichiers de configuration système</text:span> (purg<text:span text:style-name="T75">e</text:span>). <text:span text:style-name="T75">Vos fichiers de configuration personnelle liés au paquet</text:span> <text:span text:style-name="T75">ne seront pas supprimés</text:span>. <text:span text:style-name="T75">Contrôlez aussi les autres fichiers de configuration résiduels dans</text:span> Synaptic, <text:span text:style-name="T76">État « Non installé »</text:span> <text:span text:style-name="T76">(résidus de configuration</text:span>). </text:p>
            </text:list-item>
          </text:list>
        </text:list-item>
        <text:list-item>
          <text:p text:style-name="P36"><text:span text:style-name="T76">Lorsque vous avez d’autres programmes qui dépendent de paquets en cours de suppression</text:span>, <text:span text:style-name="T76">ces programmes devront également être supprimés</text:span>. <text:span text:style-name="T76">Cela se produit habituellement quand vous supprimez des bibliothèques logiciel</text:span>, <text:span text:style-name="T76">des </text:span>services, o<text:span text:style-name="T76">u des applications en ligne de commande qui servent de support à d’autres applications</text:span>. <text:span text:style-name="T76">Assurez-vous de lire attentivement le résumé que vous donne</text:span> Synaptic <text:span text:style-name="T76">avant de cliquer</text:span> OK. </text:p>
        </text:list-item>
        <text:list-item>
          <text:p text:style-name="P36"><text:span text:style-name="T76">Supprimer des applications conséquentes composées de plusieurs paquets peut s’avérer compliqué</text:span>. <text:span text:style-name="T77">Souvent ces paquets sont installés en utilisant un méta-paquet</text:span>, <text:span text:style-name="T77">qui est un paquet </text:span><text:soft-page-break/><text:span text:style-name="T77">vide dépendant simplement de tous les paquets dont vous avez besoin pour l’application</text:span>. <text:span text:style-name="T77">La meilleurs façon de supprimer un paquet compliqué comme celui-ci est d’inspecter la liste des dépendances du méta-paquet, et de supprimer</text:span>, <text:span text:style-name="T77">les paquets y étant listés</text:span>. <text:span text:style-name="T77">Faites attention</text:span>, <text:span text:style-name="T77">cependant</text:span>, <text:span text:style-name="T77">de ne pas désinstaller une dépendance d’une autre a</text:span>pplication <text:span text:style-name="T77">que vous souhaitez garder</text:span>! </text:p>
        </text:list-item>
        <text:list-item>
          <text:p text:style-name="P37"><text:span text:style-name="T77">Vous trouverez peut-être que l’état Auto supprimer</text:span> <text:span text:style-name="T78">a tendance à contenir de plus en plus de paquets</text:span>. <text:span text:style-name="T78">Ils ont été installés par d’autres paquets et ne sont plus nécessaires</text:span>, <text:span text:style-name="T78">aussi vous pouvez cliquer sur cet État</text:span>, <text:span text:style-name="T78">sélectionner tous les paquets du volet de droite</text:span>, <text:span text:style-name="T78">puis faire clic-droit pour supprimer</text:span>. <text:span text:style-name="T23">Assurez-vous d’examiner attentivement la liste</text:span><text:span text:style-name="T63"> lorsque la fenêtre de vérification apparaît</text:span>, <text:span text:style-name="T79">car parfois des dépendances</text:span> <text:span text:style-name="T79">listées pour suppression </text:span>inclu<text:span text:style-name="T79">ent des</text:span> pa<text:span text:style-name="T79">quets que vous souhaitez garder</text:span>. <text:span text:style-name="T79">Utilisez</text:span> <text:span text:style-name="T12">apt -s autoremove</text:span> <text:span text:style-name="T79">pour faire une simulation <text:s text:c="5"/>(= commande -s) si vous avez un doute</text:span>. </text:p>
        </text:list-item>
      </text:list>
      <text:p text:style-name="P2"><draw:frame draw:style-name="fr1" draw:name="Image119" text:anchor-type="as-char" svg:width="14.896cm" svg:height="4.763cm" draw:z-index="2"><draw:image xlink:href="../mxum-master/grafix/synaptic_autoremove.png" xlink:type="simple" xlink:show="embed" xlink:actuate="onLoad" loext:mime-type="image/png"/><svg:title>figure grafix/synaptic_autoremove.png</svg:title></draw:frame><text:s/></text:p>
      <text:p text:style-name="P29"><text:span text:style-name="T12">Figure 5-3: </text:span><text:span text:style-name="T15">Prêt à supprimer tous les paquets auto suppressible</text:span><text:span text:style-name="T16">s</text:span><text:span text:style-name="T12">.</text:span> </text:p>
      <text:h text:style-name="P66" text:outline-level="3"><text:bookmark text:name="toc-Subsubsection-5.3.2"/>5.3.2 <text:span text:style-name="T80">Mettre à niveau et rétrograder</text:span> </text:h>
      <text:p text:style-name="P12">Synaptic <text:span text:style-name="T80">vous permet de garder un système à jour rapidement et aisément</text:span>. </text:p>
      <text:h text:style-name="P72" text:outline-level="4"><text:bookmark text:name="toc-Paragraph-77"/><text:span text:style-name="T81">Mettre à niveau</text:span> </text:h>
      <text:p text:style-name="P17"><text:span text:style-name="T80">A moins d’utiliser une méthode manuelle dans un terminal</text:span>, <text:span text:style-name="T80">la mise à niveau est généralement déclenchée par l’apparition de la boite verte</text:span> <text:span text:style-name="T80">de MX Mise à jour</text:span> <text:span text:style-name="T80">dans la zone de </text:span>Notification. <text:span text:style-name="T80">Il y a deux façons de procéder lorsque cette boite apparaît</text:span>. </text:p>
      <text:list xml:id="list2772624844" text:style-name="L5">
        <text:list-item>
          <text:p text:style-name="P38"><text:span text:style-name="T80">Clic droit sur l’icone MX Mise à jour</text:span> &gt; <text:span text:style-name="T80">Mettre à niveau tous les paquets</text:span>. <text:span text:style-name="T80">C’est la méthode la plus rapide parce qu’il n’est pas nécessaire d’attendre qu’un logiciel se charge, se lance</text:span>, etc. Examine<text:span text:style-name="T80">z les paquets disponibles pour une mise à niveau</text:span>, <text:span text:style-name="T80">puis appuyez sur Entrée pour terminer le processus</text:span>. </text:p>
        </text:list-item>
        <text:list-item>
          <text:p text:style-name="P47"><text:span text:style-name="T80">Clic gauche sur l’icône pour ouvrir</text:span> Synaptic</text:p>
          <text:list>
            <text:list-item>
              <text:p text:style-name="P38"><text:soft-page-break/>Cli<text:span text:style-name="T82">quez l’icône</text:span> <text:span text:style-name="T83">Tout mettre à niveau</text:span> <text:span text:style-name="T83">sous la barre de menu</text:span> <text:span text:style-name="T83">pour choisir tous les paquets disponibles pour mettre à niveau</text:span>, o<text:span text:style-name="T83">u cliquez sur le lien Installés</text:span> (<text:span text:style-name="T83">pouvant être mis à jour</text:span>) <text:span text:style-name="T83">dans le volet de gauche</text:span> <text:span text:style-name="T83">pour passer en revue les paquets</text:span> o<text:span text:style-name="T83">u pour sélectionner individuellement les mises à niveau</text:span>. </text:p>
            </text:list-item>
            <text:list-item>
              <text:p text:style-name="P38">Cli<text:span text:style-name="T82">quez Appliquer pour lancer la mise à niveau</text:span>, <text:span text:style-name="T82">ignorez le message d’alerte</text:span>. <text:span text:style-name="T82">Dès le démarrage du processus d’i</text:span>nstallation, <text:span text:style-name="T82">vous avez la possibilité d’observer les détails dans un terminal dans</text:span> Synaptic. </text:p>
            </text:list-item>
          </text:list>
        </text:list-item>
        <text:list-item>
          <text:p text:style-name="P38"><text:span text:style-name="T81">Lors de certaines mises à niveau de paquets</text:span>, <text:span text:style-name="T83">il se pourrait que vous ayez à confirmer</text:span>, <text:span text:style-name="T83">à entrer des informations de </text:span>configuration, o<text:span text:style-name="T83">u</text:span> d<text:span text:style-name="T83">é</text:span>cide<text:span text:style-name="T83">r</text:span> <text:span text:style-name="T83">d’écraser un fichier de configuration</text:span> <text:span text:style-name="T83">que vous avez modifiés</text:span>. <text:span text:style-name="T83">Soyez attentifs</text:span>, <text:span text:style-name="T83">et suivez les indications jusqu’à la fin de la mise à niveau</text:span>. </text:p>
        </text:list-item>
      </text:list>
      <text:h text:style-name="P72" text:outline-level="4"><text:bookmark text:name="toc-Paragraph-78"/><text:span text:style-name="T81">Rétrograder</text:span> </text:h>
      <text:p text:style-name="P17"><text:span text:style-name="T91">Vous pouvez parfois vouloir rétrograder une application vers une ancienne version</text:span>, <text:span text:style-name="T84">par exemple si des problèmes apparaissent avec une nouvelle version</text:span>. <text:span text:style-name="T84">C’est facile à faire dans</text:span> Synaptic: </text:p>
      <text:list xml:id="list154348197" text:style-name="L6">
        <text:list-item>
          <text:p text:style-name="P49">O<text:span text:style-name="T84">uvrez</text:span> Synaptic, <text:span text:style-name="T84">entrez le mot de passe </text:span>root, <text:span text:style-name="T84">et cliquez Rechargez</text:span>. </text:p>
        </text:list-item>
        <text:list-item>
          <text:p text:style-name="P49">Cli<text:span text:style-name="T82">quez sur Installés dans le volet de gauche</text:span>, <text:span text:style-name="T82">puis trouvez et sélectionnez le paquet que vous voulez rétrogradez dans le volet de droite</text:span> </text:p>
        </text:list-item>
        <text:list-item>
          <text:p text:style-name="P49"><text:span text:style-name="T82">Sur la barre de menu</text:span>, cli<text:span text:style-name="T82">quez</text:span> Pa<text:span text:style-name="T82">quet</text:span> &gt; Force<text:span text:style-name="T82">r la </text:span>version... </text:p>
        </text:list-item>
        <text:list-item>
          <text:p text:style-name="P50">Faites un choix parmi les versions disponibles dans la liste déroulante</text:p>
        </text:list-item>
        <text:list-item>
          <text:p text:style-name="P53"><text:span text:style-name="T82">Cliquez Forcer </text:span>Version, <text:span text:style-name="T82">puis procédez à l’installation de manière classique</text:span> <text:s/></text:p>
        </text:list-item>
      </text:list>
      <text:p text:style-name="P2"><draw:frame draw:style-name="fr1" draw:name="Image120" text:anchor-type="as-char" svg:width="13.282cm" svg:height="6.641cm" draw:z-index="3"><draw:image xlink:href="../mxum-master/grafix/synaptic_force_version.png" xlink:type="simple" xlink:show="embed" xlink:actuate="onLoad" loext:mime-type="image/png"/><svg:title>figure grafix/synaptic_force_version.png</svg:title></draw:frame><text:s/></text:p>
      <text:p text:style-name="P29"><text:span text:style-name="T12"/></text:p>
      <text:p text:style-name="P29"><text:span text:style-name="T12">Figure 5-4: </text:span><text:span text:style-name="T16">Utilisation du forçage de version pour rétrograder un paquet</text:span><text:span text:style-name="T12"> </text:span><text:s/></text:p>
      <text:h text:style-name="P73" text:outline-level="4"><text:soft-page-break/>Épinglage</text:h>
      <text:p text:style-name="P17"><text:span text:style-name="T85">Il arrive que vous souhaitiez épingler une version spécifique d’une application pour empêcher sa mise à niveau afin d’éviter les problèmes avec de nouvelles versions</text:span>. <text:span text:style-name="T85">C’est tout simple</text:span>: </text:p>
      <text:list xml:id="list1134817450" text:style-name="L7">
        <text:list-item>
          <text:p text:style-name="P51">O<text:span text:style-name="T85">uvrez </text:span>Synaptic, <text:span text:style-name="T85">fournissez le mot de passe root</text:span>, <text:span text:style-name="T85">et</text:span> cli<text:span text:style-name="T85">quez</text:span> Re<text:span text:style-name="T85">charger</text:span>. </text:p>
        </text:list-item>
        <text:list-item>
          <text:p text:style-name="P51">Cli<text:span text:style-name="T85">quez sur Installés dans le volet de gauche</text:span>, <text:span text:style-name="T85">puis trouvez et sélectionnez le paquet que vous voulez épingler dans le volet de droite</text:span>. </text:p>
        </text:list-item>
        <text:list-item>
          <text:p text:style-name="P51"><text:span text:style-name="T85">Sur la barre de menu</text:span>, cli<text:span text:style-name="T85">quez</text:span> Pa<text:span text:style-name="T85">quet</text:span> &gt; <text:span text:style-name="T85">Bloquer la version</text:span>... </text:p>
        </text:list-item>
        <text:list-item>
          <text:p text:style-name="P51">Synaptic <text:span text:style-name="T85">va surligner le paquet</text:span> <text:span text:style-name="T85">en rouge et ajouter une icône de verrou sur la première colonne</text:span>. </text:p>
        </text:list-item>
        <text:list-item>
          <text:p text:style-name="P39"><text:span text:style-name="T85">Pour débloquer</text:span>, <text:span text:style-name="T85">sélectionner à nouveau le paquet et cliquez</text:span> Pa<text:span text:style-name="T85">quet</text:span> &gt; <text:span text:style-name="T85">Bloquer la v</text:span>ersion (<text:span text:style-name="T85">qui aura une coche</text:span>). </text:p>
        </text:list-item>
      </text:list>
      <text:h text:style-name="P62" text:outline-level="2" text:is-list-header="true"><text:bookmark text:name="toc-Subsection-5.4"/>5.4 <text:span text:style-name="T81">Dépannage</text:span> </text:h>
      <text:p text:style-name="P5"><text:span text:style-name="T35">Synaptic </text:span><text:span text:style-name="T41">est très fiable, mais vous pourrez parfois obtenir un message d’erreur</text:span><text:span text:style-name="T35">. </text:span><text:span text:style-name="T41">Vous trouver</text:span><text:span text:style-name="T45">ez</text:span><text:span text:style-name="T41"> </text:span><text:span text:style-name="T42">de nombreuses discussions</text:span><text:span text:style-name="T41"> dans le</text:span><text:span text:style-name="T35"> </text:span><text:a xlink:type="simple" xlink:href="https://mxlinux.org/wiki/applications-system/synaptic-errors" text:style-name="Internet_20_link" text:visited-style-name="Visited_20_Internet_20_Link"><text:span text:style-name="T43">Wiki de M</text:span></text:a><text:a xlink:type="simple" xlink:href="https://mxlinux.org/wiki/applications-system/synaptic-errors" text:style-name="Internet_20_link" text:visited-style-name="Visited_20_Internet_20_Link"><text:span text:style-name="T35">X/antiX</text:span></text:a><text:span text:style-name="T35">, </text:span><text:span text:style-name="T43">aussi nous nous en tiendrons ici aux plus communs.</text:span><text:span text:style-name="T35"> </text:span></text:p>
      <text:list xml:id="list2474365411" text:style-name="L8">
        <text:list-item>
          <text:p text:style-name="P40"><text:span text:style-name="T86">Vous obtenez un message indiquant que certains dépôts n’ont pas réussi à télécharger les informations de dépôts</text:span>: <text:span text:style-name="T86">c’est généralement un phénomène temporaire</text:span>, <text:span text:style-name="T86">et vous devrez simplement attendre et relancer</text:span>. </text:p>
        </text:list-item>
        <text:list-item>
          <text:p text:style-name="P40"><text:span text:style-name="T86">Si l’installation d’un paquet</text:span> <text:span text:style-name="T86">indique que le logiciel que vous avez déjà installés et souhaitez conserver</text:span> <text:span text:style-name="T87">va être supprimé</text:span>, cli<text:span text:style-name="T87">quez Annuler pour quitter l’opération en cours</text:span>. </text:p>
        </text:list-item>
        <text:list-item>
          <text:p text:style-name="P40"><text:span text:style-name="T87">Avec un nouveau dépôt vous pourriez voir apparaître un message d’erreur indiquant quelque chose comme</text:span>: W: GPG error: [<text:span text:style-name="T90">URL de certains dépôts</text:span>] Release: The following signatures couldn’t be verified . <text:span text:style-name="T87">Ce message apparaît parce qu’</text:span>apt-get inclu<text:span text:style-name="T87">t</text:span> <text:span text:style-name="T87">l’authentification des paquets afin d’améliorer la sécurité</text:span>, <text:span text:style-name="T87">et la clé n’est pas présente</text:span>. <text:span text:style-name="T87">Pour corriger ceci</text:span>, cli<text:span text:style-name="T87">quez</text:span> <text:span text:style-name="T9">Menu démarrer</text:span><text:span text:style-name="T1"> &gt; Syst</text:span><text:span text:style-name="T9">è</text:span><text:span text:style-name="T1">m</text:span><text:span text:style-name="T9">e</text:span><text:span text:style-name="T1"> &gt; MX Check Apt GPG</text:span> <text:span text:style-name="T87">et suivez les instructions</text:span>. </text:p>
        </text:list-item>
        <text:list-item>
          <text:p text:style-name="P40"><text:span text:style-name="T88">Parfois</text:span>, <text:span text:style-name="T88">l’installation de paquets va échouer parce que leur script d’installation a échoué à un ou plusieurs contrôle de sécurité</text:span>; <text:span text:style-name="T88">par exemple</text:span>, <text:span text:style-name="T88">un paquet peut essayer d’écraser un fichier qui fait partie d’un autre paquet</text:span>, <text:span text:style-name="T91">ou requiert de rétrograder un autre paquet</text:span> <text:span text:style-name="T91">à cause de dépendances</text:span>. <text:span text:style-name="T92">Si une installation ou une mise à niveau bloque sur une de ces erreurs</text:span>, <text:span text:style-name="T92">vous êtes en présence de ce que l’on appelle un paquet cassé</text:span>. <text:span text:style-name="T92">Pour le réparer</text:span>, cli<text:span text:style-name="T92">quez sur l’entrée du paquet cassé dans le panneau de gauche</text:span>. <text:span text:style-name="T92">Sélectionnez le paquet et essayez de régler le problème en cliquant</text:span> <text:span text:style-name="T92">Édition</text:span>&gt;<text:span text:style-name="T93">Réparer les paquets cassés</text:span>. <text:span text:style-name="T92">Si ça ne fonctionne pas</text:span>, <text:span text:style-name="T92">alors faites clic-droit sur le paquet pour le désinstaller</text:span>. </text:p>
        </text:list-item>
        <text:list-item>
          <text:p text:style-name="P41"><text:soft-page-break/><text:span text:style-name="T90">Dois-je désinstaller</text:span>? <text:span text:style-name="T90">Parfois</text:span>, <text:span text:style-name="T90">des </text:span>conflits <text:span text:style-name="T90">au niveau des dépendances de</text:span> pa<text:span text:style-name="T90">quet</text:span> <text:span text:style-name="T90">peuvent pousser le système </text:span>APT <text:span text:style-name="T90">à exiger la désinstallation d’un grand nombre de paquets importants</text:span> <text:span text:style-name="T90">pour pouvoir en installer d’autres</text:span>. <text:span text:style-name="T90">C’est assez rare avec la configuration par défaut</text:span>, <text:span text:style-name="T90">mais la probabilité augmente lorsque vous ajouter des dépôts non supportés</text:span>. <text:span text:style-name="T10">SOYEZ VIGILANTS</text:span> <text:span text:style-name="T90">lorsque l’installation d’un paquet nécessite que d’autres soient supprimés</text:span>! <text:span text:style-name="T90">Si un nombre important de paquets sont sur le point d’être supprimés</text:span>, <text:span text:style-name="T90">essayez de voir s’il n’existe pas une autre manière d’installer votre application</text:span>. </text:p>
        </text:list-item>
        <text:list-item>
          <text:p text:style-name="P41"><text:span text:style-name="T90">Dois-je conserver</text:span>? <text:span text:style-name="T90">Lors d’une mise à niveau</text:span>, <text:span text:style-name="T90">vous pourriez quelque fois être avertis qu’un nouveau fichier de configuration est disponible pour un certain paquet</text:span>, <text:span text:style-name="T90">et l’on pourrait vous demander si vous souhaitez en installer une nouvelle version ou conserver la version actuelle</text:span>.</text:p>
          <text:list>
            <text:list-item>
              <text:p text:style-name="P41"><text:span text:style-name="T91">Si le paquet en question provient d’un dépôt</text:span> MX, “install the maintainer’s version” <text:span text:style-name="T91">est recommandé</text:span> </text:p>
            </text:list-item>
            <text:list-item>
              <text:p text:style-name="P41"><text:span text:style-name="T91">Sinon</text:span>, <text:span text:style-name="T91">répondre</text:span> “keep the current version” (<text:span text:style-name="T1">N</text:span>), <text:span text:style-name="T91">qui est également le choix par défaut</text:span>. </text:p>
            </text:list-item>
          </text:list>
        </text:list-item>
      </text:list>
      <text:h text:style-name="P59" text:outline-level="2" text:is-list-header="true"><text:bookmark text:name="toc-Subsection-5.5"/>5.5 <text:span text:style-name="T91">Autres méthodes</text:span> </text:h>
      <text:h text:style-name="P64" text:outline-level="3"><text:bookmark text:name="toc-Subsubsection-5.5.1"/>5.5.1 Aptitude </text:h>
      <text:p text:style-name="P12">Aptitude <text:span text:style-name="T89">est un gestionnaire de paquets</text:span> <text:span text:style-name="T89">qui peut être utilisé à la place de apt-get ou</text:span> Synaptic. <text:span text:style-name="T89">Il est disponible depuis les dépôts</text:span>, <text:span text:style-name="T89">et est particulièrement utile lorsque des problèmes de dépendance se produisent</text:span>. <text:span text:style-name="T89">Peut être lancé depuis la ligne de commande ou avec une interface graphique primitive</text:span>. </text:p>
      <text:p text:style-name="P15"><text:s/></text:p>
      <text:p text:style-name="P15"><text:soft-page-break/><draw:frame draw:style-name="fr1" draw:name="Image121" text:anchor-type="as-char" svg:width="14.764cm" svg:height="10.028cm" draw:z-index="4"><draw:image xlink:href="../mxum-master/grafix/aptitude.png" xlink:type="simple" xlink:show="embed" xlink:actuate="onLoad" loext:mime-type="image/png"/><svg:title>figure grafix/aptitude.png</svg:title></draw:frame></text:p>
      <text:p text:style-name="P15"/>
      <text:p text:style-name="P29"><text:span text:style-name="T12">Figure 5-5: </text:span><text:span text:style-name="T18">Écran</text:span><text:span text:style-name="T17"> d’accueil d’</text:span><text:span text:style-name="T12">Aptitude (GUI), </text:span><text:span text:style-name="T17">montrant le résolveur de</text:span><text:span text:style-name="T12"> d</text:span><text:span text:style-name="T17">é</text:span><text:span text:style-name="T12">pend</text:span><text:span text:style-name="T17">ances</text:span><text:span text:style-name="T12">.</text:span> </text:p>
      <text:p text:style-name="P19"><text:span text:style-name="T44">Pour plus de détails sur cette option</text:span><text:span text:style-name="T35">, </text:span><text:span text:style-name="T44">voir le</text:span><text:span text:style-name="T35"> </text:span><text:a xlink:type="simple" xlink:href="https://mxlinux.org/wiki/applications-system/aptitude" text:style-name="Internet_20_link" text:visited-style-name="Visited_20_Internet_20_Link"><text:span text:style-name="T44">Wiki de MX/antiX</text:span></text:a><text:span text:style-name="T35">. </text:span></text:p>
      <text:p text:style-name="P19"><text:span text:style-name="T35"/></text:p>
      <text:p text:style-name="P19"><text:span text:style-name="T35"/></text:p>
      <text:h text:style-name="P66" text:outline-level="3"><text:bookmark text:name="toc-Subsubsection-5.5.2"/>5.5.2 <text:span text:style-name="T89">Paquets </text:span>Deb <text:s/></text:h>
      <text:p text:style-name="P31"><text:span text:style-name="T89">Les paquets logiciels</text:span> install<text:span text:style-name="T89">és via</text:span> Synaptic (<text:span text:style-name="T89">et</text:span> APT <text:span text:style-name="T89">derrière ça</text:span>) <text:span text:style-name="T89">se trouvent sous un format</text:span> <text:span text:style-name="T89">appelé</text:span> deb (<text:span text:style-name="T89">raccourci pour </text:span>Debian, <text:span text:style-name="T89">la </text:span>distribution <text:span text:style-name="T89">Linux</text:span> <text:span text:style-name="T89">qui a élaboré </text:span>APT). <text:span text:style-name="T89">Vous pouvez installer manuellement les paquets </text:span>deb <text:span text:style-name="T89">téléchargés en</text:span> <text:span text:style-name="T89">utilisant l’outil graphique</text:span> <text:span text:style-name="T1">Gdebi</text:span> o<text:span text:style-name="T89">u l’outil en ligne de commande</text:span> <text:span text:style-name="T1">dpkg</text:span>. <text:span text:style-name="T89">Ce sont des outils simples pour installer des paquets deb locaux</text:span>.</text:p>
      <text:p text:style-name="P12"><text:s/>NOTE: <text:span text:style-name="T89">si des dépendances ne peuvent être satisfaites</text:span>, <text:span text:style-name="T89">vous recevrez une alerte et le programme s’arrêtera</text:span>. </text:p>
      <text:p text:style-name="P15"><text:s/></text:p>
      <text:p text:style-name="P29"><text:span text:style-name="T12"/></text:p>
      <text:p text:style-name="P29"><text:span text:style-name="T12"/></text:p>
      <text:p text:style-name="P29"><text:soft-page-break/><text:span text:style-name="T12"/></text:p>
      <text:p text:style-name="P29"><text:span text:style-name="T12"><draw:frame draw:style-name="fr1" draw:name="Image122" text:anchor-type="as-char" svg:width="11.151cm" svg:height="8.602cm" draw:z-index="5"><draw:image xlink:href="../mxum-master/grafix/gdebi.png" xlink:type="simple" xlink:show="embed" xlink:actuate="onLoad" loext:mime-type="image/png"/><svg:title>figure grafix/gdebi.png</svg:title></draw:frame></text:span></text:p>
      <text:p text:style-name="P29"><text:span text:style-name="T12">Figure 5-6: Gdebi </text:span><text:span text:style-name="T19">prêt à réaliser une installation</text:span><text:span text:style-name="T12">.</text:span> </text:p>
      <text:h text:style-name="P72" text:outline-level="4"><text:bookmark text:name="toc-Paragraph-80"/>Install<text:span text:style-name="T94">er des fichiers </text:span>*.deb <text:span text:style-name="T94">avec</text:span> Gdebi </text:h>
      <text:list xml:id="list3417476518" text:style-name="L9">
        <text:list-item>
          <text:p text:style-name="P42"><text:span text:style-name="T94">Déplacez vous vers le paquet deb que vous voulez installer et cliquez dessus</text:span>. Gdebi <text:span text:style-name="T94">va ouvrir une fenêtre d’installation</text:span>. </text:p>
        </text:list-item>
        <text:list-item>
          <text:p text:style-name="P42">Cli<text:span text:style-name="T94">quer </text:span>Install<text:span text:style-name="T94">er</text:span>. </text:p>
        </text:list-item>
        <text:list-item>
          <text:p text:style-name="P42">Entr<text:span text:style-name="T94">ez votre mot de passe</text:span> root <text:span text:style-name="T94">lorsqu’il est demandé</text:span>. </text:p>
        </text:list-item>
        <text:list-item>
          <text:p text:style-name="P42">Gdebi <text:span text:style-name="T94">va tenter d’installer le paquet</text:span>, <text:span text:style-name="T94">et vous rendre compte des résultats</text:span>. </text:p>
        </text:list-item>
      </text:list>
      <text:h text:style-name="P72" text:outline-level="4"><text:bookmark text:name="toc-Paragraph-81"/>Install<text:span text:style-name="T94">er des fichiers</text:span> *.deb <text:span text:style-name="T94">avec</text:span> dpkg </text:h>
      <text:list xml:id="list3295331727" text:style-name="L10">
        <text:list-item>
          <text:p text:style-name="P43">Navig<text:span text:style-name="T98">uez vers le dossier contenant le paquet deb que vous souhaitez installer</text:span>. </text:p>
        </text:list-item>
        <text:list-item>
          <text:p text:style-name="P43"><text:span text:style-name="T98">Faites clic-droit sur un espace libre pour ouvrir un terminal et passez en </text:span>root </text:p>
        </text:list-item>
        <text:list-item>
          <text:p text:style-name="P43">Install<text:span text:style-name="T98">ez le paquet à l’aide de la commande</text:span> (<text:span text:style-name="T98">avec, bien sûr, le véritable nom du paquet</text:span>): </text:p>
          <text:p text:style-name="P71">dpkg -i <text:span text:style-name="T98">nomdupaquet</text:span>.deb </text:p>
        </text:list-item>
        <text:list-item>
          <text:p text:style-name="P43"><text:span text:style-name="T98">Si vous installez de </text:span>multiple<text:span text:style-name="T98">s</text:span> <text:span text:style-name="T98">paquets dans le même répertoire en même temps</text:span>, <text:span text:style-name="T98">vous pouvez le faire en une fois en utilisant</text:span>: </text:p>
          <text:p text:style-name="P71">dpkg -i *.deb </text:p>
          <text:p text:style-name="P54"><text:soft-page-break/><text:span text:style-name="T1">NOTE</text:span>: <text:span text:style-name="T98">Dans une commande de</text:span> shell, <text:span text:style-name="T98">l’astérisque est un joker dans l’argument</text:span>. <text:span text:style-name="T98">Ici il va obliger le programme à appliquer la commande à tous fichiers dont le nom se termine par</text:span>.deb. </text:p>
        </text:list-item>
        <text:list-item>
          <text:p text:style-name="P43"><text:span text:style-name="T98">Si des dépendances requises ne sont pas installées dans votre système</text:span>, <text:span text:style-name="T98">vous rencontrerez des erreurs de dépendances non satisfaites</text:span> <text:span text:style-name="T98">car </text:span>dpkg <text:span text:style-name="T98">ne s’en charge pas automatiquement</text:span>. <text:span text:style-name="T98">Afin de corriger ces erreurs et finir l’install</text:span>ation, <text:span text:style-name="T98">lancez ce </text:span>code:</text:p>
          <text:p text:style-name="P71">apt -f install </text:p>
        </text:list-item>
        <text:list-item>
          <text:p text:style-name="P43">apt <text:span text:style-name="T98">va tenter de rectifier la situation soit en installant les dé</text:span>pend<text:span text:style-name="T98">a</text:span>nces <text:span text:style-name="T98">nécessaires</text:span> (<text:span text:style-name="T98">si elles sont disponibles depuis les dépôts</text:span>), <text:span text:style-name="T98">soit en supprimant votre fichier</text:span> .deb (<text:span text:style-name="T98">si les dépendances ne peuvent pas être installées</text:span>). </text:p>
        </text:list-item>
      </text:list>
      <text:p text:style-name="P2"><text:tab/><text:span text:style-name="T24">NOTE: la commande utilisée à l’étape 5 est à l’image des changements faits depuis </text:span><text:span text:style-name="T2">apt-get</text:span><text:span text:style-name="T24">.</text:span></text:p>
      <text:h text:style-name="P64" text:outline-level="3" text:is-list-header="true"><text:bookmark text:name="toc-Subsubsection-5.5.3"/>5.5.3 Appimages <text:span text:style-name="T96">et</text:span> flatpacks </text:h>
      <text:p text:style-name="P11"><draw:frame draw:style-name="fr1" draw:name="Image123" text:anchor-type="as-char" svg:width="1.72cm" svg:height="1.402cm" draw:z-index="6"><draw:image xlink:href="../mxum-master/grafix/video_camera_rf.png" xlink:type="simple" xlink:show="embed" xlink:actuate="onLoad" loext:mime-type="image/png"/><svg:title>figure grafix/video_camera_rf.png</svg:title></draw:frame><text:s/>La<text:span text:style-name="T96">nceurs et</text:span> appimages </text:p>
      <text:p text:style-name="P6"><text:a xlink:type="simple" xlink:href="http://appimage.org/" text:style-name="Internet_20_link" text:visited-style-name="Visited_20_Internet_20_Link"><text:span text:style-name="T25">Appimages</text:span></text:a><text:span text:style-name="T25"> </text:span><text:span text:style-name="T47">et</text:span><text:span text:style-name="T25"> </text:span><text:a xlink:type="simple" xlink:href="https://en.wikipedia.org/wiki/Flatpak" text:style-name="Internet_20_link" text:visited-style-name="Visited_20_Internet_20_Link"><text:span text:style-name="T25">flatpacks</text:span></text:a><text:span text:style-name="T25"> </text:span><text:span text:style-name="T47">sont des paquets auto-contenus</text:span><text:span text:style-name="T25"> </text:span><text:span text:style-name="T47">qui ne nécessitent pas d’installation</text:span><text:span text:style-name="T25">, </text:span><text:span text:style-name="T47">mais uniquement d’être téléchargés et rendus exécutables</text:span><text:span text:style-name="T25"> (</text:span><text:span text:style-name="T47">clic droit</text:span><text:span text:style-name="T25"> &gt; Permissions). </text:span><text:span text:style-name="T47">Un certain nombre d’entre eux existe déjà et on peut supposer qu’une plus grand nombre encore sera disponible à l’avenir pour la distribution des logiciels</text:span><text:span text:style-name="T25">. </text:span></text:p>
      <text:h text:style-name="P64" text:outline-level="3"><text:bookmark text:name="toc-Subsubsection-5.5.4"/>5.5.4 <text:span text:style-name="T95">Méthodes en ligne de commande</text:span> </text:h>
      <text:p text:style-name="P11"><text:span text:style-name="T95">Il est également possible de se servir de la ligne de commande pour installer, supprimer</text:span>, <text:span text:style-name="T95">mettre à jour</text:span>, <text:span text:style-name="T95">changer de dépôts et plus généralement pour gérer les paquets</text:span>. <text:span text:style-name="T95">Au lieu de lancer </text:span>Synaptic <text:span text:style-name="T95">pour mener les tâches les plus courantes</text:span>, <text:span text:style-name="T95">certains utilisateurs vont simplement ouvrir un terminal</text:span>, <text:span text:style-name="T95">devenir </text:span>root <text:span text:style-name="T95">et utiliser une de ces </text:span>command<text:span text:style-name="T95">e</text:span>s (<text:span text:style-name="T95">privilèges </text:span>root requi<text:span text:style-name="T95">s</text:span>). </text:p>
      <text:p text:style-name="P15"><text:span text:style-name="T12">Table</text:span><text:span text:style-name="T21">au</text:span><text:span text:style-name="T12"> 5: </text:span><text:span text:style-name="T20">Commandes usuelles pour gérer les paquets</text:span> 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4"><text:span text:style-name="T11">Command</text:span><text:span text:style-name="T22">e</text:span> </text:p>
          </table:table-cell>
          <table:table-cell table:style-name="Table6.B1" office:value-type="string">
            <text:p text:style-name="P24"><text:span text:style-name="T11">Action</text:span> </text:p>
          </table:table-cell>
        </table:table-row>
        <table:table-row table:style-name="Table6.1">
          <table:table-cell table:style-name="Table6.A2" office:value-type="string">
            <text:p text:style-name="P25"><text:span text:style-name="T1">apt install packagename</text:span> </text:p>
          </table:table-cell>
          <table:table-cell table:style-name="Table6.B2" office:value-type="string">
            <text:p text:style-name="P25">Install<text:span text:style-name="T95">er un paquet spécifique</text:span> </text:p>
          </table:table-cell>
        </table:table-row>
        <table:table-row table:style-name="Table6.1">
          <table:table-cell table:style-name="Table6.A2" office:value-type="string">
            <text:p text:style-name="P25"><text:span text:style-name="T1">apt remove packagename</text:span> </text:p>
          </table:table-cell>
          <table:table-cell table:style-name="Table6.B2" office:value-type="string">
            <text:p text:style-name="P25"><text:span text:style-name="T95">Supprimer un paquet spécifique</text:span> </text:p>
          </table:table-cell>
        </table:table-row>
        <table:table-row table:style-name="Table6.1">
          <table:table-cell table:style-name="Table6.A2" office:value-type="string">
            <text:p text:style-name="P25"><text:span text:style-name="T1">apt purge packagename</text:span> </text:p>
          </table:table-cell>
          <table:table-cell table:style-name="Table6.B2" office:value-type="string">
            <text:p text:style-name="P25"><text:span text:style-name="T95">Supprimer totalement un</text:span> pa<text:span text:style-name="T95">quet spécifique</text:span> (<text:span text:style-name="T95">mais pas</text:span> configuration/data <text:span text:style-name="T95">dans</text:span> /home) </text:p>
          </table:table-cell>
        </table:table-row>
        <table:table-row table:style-name="Table6.1">
          <table:table-cell table:style-name="Table6.A2" office:value-type="string">
            <text:p text:style-name="P25"><text:span text:style-name="T1">apt autoremove</text:span> </text:p>
          </table:table-cell>
          <table:table-cell table:style-name="Table6.B2" office:value-type="string">
            <text:p text:style-name="P25"><text:span text:style-name="T95">Supprimer les paquets inutilisés après une suppression</text:span> </text:p>
          </table:table-cell>
        </table:table-row>
        <text:soft-page-break/>
        <table:table-row table:style-name="Table6.1">
          <table:table-cell table:style-name="Table6.A2" office:value-type="string">
            <text:p text:style-name="P25"><text:span text:style-name="T1">apt update</text:span> </text:p>
          </table:table-cell>
          <table:table-cell table:style-name="Table6.B2" office:value-type="string">
            <text:p text:style-name="P25"><text:span text:style-name="T95">Rafraîchir la liste des paquets</text:span> <text:span text:style-name="T95">des dépôts</text:span> </text:p>
          </table:table-cell>
        </table:table-row>
        <table:table-row table:style-name="Table6.1">
          <table:table-cell table:style-name="Table6.A2" office:value-type="string">
            <text:p text:style-name="P25"><text:span text:style-name="T1">apt upgrade</text:span> </text:p>
          </table:table-cell>
          <table:table-cell table:style-name="Table6.B2" office:value-type="string">
            <text:p text:style-name="P25">Install<text:span text:style-name="T95">er toutes les mises à niveau possibles</text:span> </text:p>
          </table:table-cell>
        </table:table-row>
        <table:table-row table:style-name="Table6.1">
          <table:table-cell table:style-name="Table6.A2" office:value-type="string">
            <text:p text:style-name="P25"><text:span text:style-name="T1">apt dist-upgrade</text:span> </text:p>
          </table:table-cell>
          <table:table-cell table:style-name="Table6.B2" office:value-type="string">
            <text:p text:style-name="P25"><text:span text:style-name="T95">Gérer i</text:span>ntellig<text:span text:style-name="T95">emment</text:span> <text:span text:style-name="T95">le changement de</text:span> d<text:span text:style-name="T95">é</text:span>pend<text:span text:style-name="T95">a</text:span>nces <text:span text:style-name="T95">avec les nouvelles version des paquets</text:span> </text:p>
          </table:table-cell>
        </table:table-row>
      </table:table>
      <text:p text:style-name="P4"/>
      <text:h text:style-name="P70" text:outline-level="3" text:is-list-header="true"><text:bookmark text:name="toc-Subsubsection-5.5.5"/>5.5.5 <text:span text:style-name="T94">D’autres méthodes d’installation</text:span> </text:h>
      <text:p text:style-name="P2"><text:span text:style-name="T94">Tôt ou tard certains logiciels que vous souhaitez installer ne seront pas disponibles dans les dépôts et vous devrez en passer par d’autres méthodes d’installation</text:span>. <text:span text:style-name="T94">Elles incluent</text:span>: </text:p>
      <text:list xml:id="list3358821275" text:style-name="L11">
        <text:list-item>
          <text:p text:style-name="P44"><text:span text:style-name="T94">Paquets </text:span>RPM: <text:span text:style-name="T94">Certaines d</text:span>istributions Linux u<text:span text:style-name="T94">tilisent le système d’empaquetage</text:span> RPM. <text:span text:style-name="T94">Les paquets sont similaires aux paquets deb sur de nombreux points</text:span>, <text:span text:style-name="T94">et il existe un programme en ligne de commande disponible pour </text:span>MX Linux <text:span text:style-name="T94">qui convertit les paquets</text:span> RPM <text:span text:style-name="T94">vers les</text:span> debs <text:span text:style-name="T94">appelé</text:span> <text:span text:style-name="T1">alien</text:span>. I<text:span text:style-name="T94">l n’est pas préinstallé avec</text:span> MX Linux, <text:span text:style-name="T94">mais est disponible depuis les dépôts par défaut</text:span>. A<text:span text:style-name="T94">près l’avoir installé sur votre système</text:span>, <text:span text:style-name="T94">vous pouvez l’utiliser pour installer un paquet</text:span> rpm <text:span text:style-name="T94">via cette commande</text:span> (<text:span text:style-name="T94">sous compte</text:span> root): <text:span text:style-name="T1">alien -i packagename.rpm</text:span>. <text:span text:style-name="T94">Elle placera le fichier deb avec un nom indentique dans l’emplacement du fichier</text:span> rpm <text:span text:style-name="T94">que vous pourrez alors installer comme indiqué plus haut</text:span>. <text:span text:style-name="T94">Pour plus d’informations concernant</text:span> alien, <text:span text:style-name="T94">voir la version </text:span>internet <text:span text:style-name="T94">de la page de manuel dans la section</text:span> Li<text:span text:style-name="T94">e</text:span>ns <text:span text:style-name="T94">en bas de page</text:span>. </text:p>
        </text:list-item>
        <text:list-item>
          <text:p text:style-name="P44"><text:span text:style-name="T97">C</text:span>ode <text:span text:style-name="T97">source</text:span>: <text:span text:style-name="T97">Tout programme </text:span>open-source <text:span text:style-name="T97">peut être compilé à partir du code source d’origine</text:span> <text:span text:style-name="T97">s’il n’existe pas d’autres</text:span> option<text:span text:style-name="T97">s</text:span>. <text:span text:style-name="T97">Dans le meilleur des cas</text:span>, <text:span text:style-name="T97">c’est en fait une opération assez simple</text:span>, <text:span text:style-name="T97">mais parfois vous pouvez tomber sur des erreurs qui requièrent de plus grandes connaissances pour s’en sortir</text:span>. <text:span text:style-name="T97">Les s</text:span>ource<text:span text:style-name="T97">s sont habituellement distribuées</text:span> <text:span text:style-name="T97">au format </text:span>tarball (<text:span text:style-name="T97">fichier </text:span>tar.gz o<text:span text:style-name="T97">u</text:span> tar.bz2). <text:span text:style-name="T97">Voir les Liens</text:span> <text:span text:style-name="T97">pour un </text:span>tutori<text:span text:style-name="T97">e</text:span>l <text:span text:style-name="T97">sur la compilation des programmes</text:span>. </text:p>
        </text:list-item>
        <text:list-item>
          <text:p text:style-name="P44"><text:span text:style-name="T97">Divers</text:span>: <text:span text:style-name="T97">Un certains nombre de développeurs de logiciels empaquettent les logiciels à leur manière</text:span>, <text:span text:style-name="T97">distribuant bien souvent les fichiers au format</text:span> tarballs o<text:span text:style-name="T97">u</text:span> zip. <text:span text:style-name="T97">Ils peuvent contenir des scripts d’installation</text:span>, <text:span text:style-name="T97">des binaires prêts à l’emploi</text:span>, o<text:span text:style-name="T97">u des programmes d’installation de binaires similaires aux programmes .exe de</text:span> Windows. <text:span text:style-name="T97">Sous</text:span> Linux, <text:span text:style-name="T97">de tels programmes se terminent souvent en </text:span>.bin. Google Earth, <text:span text:style-name="T97">par</text:span> ex<text:span text:style-name="T97">e</text:span>mple, <text:span text:style-name="T97">est souvent distribué de cette façon</text:span>. <text:span text:style-name="T97">Si vous avez un doute, consultez les instructions d’installation fournies avec le logiciel</text:span>. </text:p>
        </text:list-item>
      </text:list>
      <text:h text:style-name="P70" text:outline-level="3" text:is-list-header="true"><text:bookmark text:name="toc-Subsubsection-5.5.6"/>5.5.6 Li<text:span text:style-name="T94">e</text:span>ns </text:h>
      <text:list xml:id="list1271240890" text:style-name="L12">
        <text:list-item>
          <text:p text:style-name="P45"><text:a xlink:type="simple" xlink:href="https://mxlinux.org/wiki/applications-system/synaptic-errors" text:style-name="Internet_20_link" text:visited-style-name="Visited_20_Internet_20_Link"><text:span text:style-name="T48">Wiki MX/antiX: erreurs dans Synaptic</text:span></text:a><text:span text:style-name="T35"> </text:span></text:p>
        </text:list-item>
        <text:list-item>
          <text:p text:style-name="P45"><text:a xlink:type="simple" xlink:href="https://mxlinux.org/wiki/system/installing-software" text:style-name="Internet_20_link" text:visited-style-name="Visited_20_Internet_20_Link"><text:span text:style-name="T48">Wiki MX/antiX: Installer un logiciel</text:span></text:a><text:span text:style-name="T35"> </text:span></text:p>
        </text:list-item>
        <text:list-item>
          <text:p text:style-name="P45"><text:soft-page-break/><text:a xlink:type="simple" xlink:href="https://mxlinux.org/wiki/system/compiling" text:style-name="Internet_20_link" text:visited-style-name="Visited_20_Internet_20_Link"><text:span text:style-name="T48">Wiki MX/antiX: Compiler</text:span></text:a><text:span text:style-name="T35"> </text:span></text:p>
        </text:list-item>
        <text:list-item>
          <text:p text:style-name="P45"><text:a xlink:type="simple" xlink:href="https://launchpad.net/gdebi%20" text:style-name="Internet_20_link" text:visited-style-name="Visited_20_Internet_20_Link"><text:span text:style-name="T35">Gdebi</text:span></text:a><text:span text:style-name="T35"> </text:span></text:p>
        </text:list-item>
        <text:list-item>
          <text:p text:style-name="P46"><text:a xlink:type="simple" xlink:href="../•%20http://www.debian.org/doc/FAQ/ch-pkgtools.en.html" text:style-name="Internet_20_link" text:visited-style-name="Visited_20_Internet_20_Link"><text:span text:style-name="T48">Outil de gestion des paquets de Debian</text:span></text:a><text:span text:style-name="T35"> </text:span></text:p>
        </text:list-item>
        <text:list-item>
          <text:p text:style-name="P45"><text:a xlink:type="simple" xlink:href="https://www.debian.org/doc/manuals/apt-guide/ch2.fr.html" text:style-name="Internet_20_link" text:visited-style-name="Visited_20_Internet_20_Link"><text:span text:style-name="T48">Guide APT de Debian</text:span></text:a><text:span text:style-name="T35"> </text:span></text:p>
        </text:list-item>
        <text:list-item>
          <text:p text:style-name="P45"><text:a xlink:type="simple" xlink:href="https://fr.wikipedia.org/wiki/Alien_(logiciel)" text:style-name="Internet_20_link" text:visited-style-name="Visited_20_Internet_20_Link"><text:span text:style-name="T35">Wikipedia: Alien</text:span></text:a><text:span text:style-name="T35"> </text:span></text:p>
        </text:list-item>
      </text:list>
      <text:p text:style-name="P1"><text:a xlink:type="simple" xlink:href="#top" text:style-name="Internet_20_link" text:visited-style-name="Visited_20_Internet_20_Link"><text:span text:style-name="T35">↑</text:span></text:a><text:span text:style-name="T30">Top</text:span><text:a xlink:type="simple" xlink:href="#top" text:style-name="Internet_20_link" text:visited-style-name="Visited_20_Internet_20_Link"><text:span text:style-name="T35">↑</text:span></text:a><text:span text:style-name="T35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erif" svg:font-family="Free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auto-update="true" style:class="extra">
      <style:paragraph-properties fo:margin-top="0.212cm" fo:margin-bottom="0.212cm" loext:contextual-spacing="false" text:number-lines="false" text:line-number="0" style:writing-mode="page"/>
      <style:text-properties fo:font-size="12pt" fo:font-style="italic" fo:font-weight="bold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0cm" fo:margin-right="0.254cm" fo:margin-top="0.353cm" fo:margin-bottom="0.212cm" loext:contextual-spacing="false" fo:text-indent="0cm" style:auto-text-indent="false" style:writing-mode="page"/>
      <style:text-properties style:font-name="Liberation Serif" fo:font-family="'Liberation Serif'" style:font-family-generic="roman" style:font-pitch="variable" fo:font-size="18pt" fo:font-weight="bold" fo:background-color="#9999ff" style:font-name-asian="WenQuanYi Micro Hei" style:font-family-asian="'WenQuanYi Micro Hei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600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cm" fo:margin-right="0cm" fo:margin-top="0.247cm" fo:margin-bottom="0.212cm" loext:contextual-spacing="false" fo:text-indent="0cm" style:auto-text-indent="false" style:writing-mode="page"/>
      <style:text-properties style:font-name="Liberation Serif" fo:font-family="'Liberation Serif'" style:font-family-generic="roman" style:font-pitch="variable" fo:font-size="14pt" fo:font-weight="bold" fo:background-color="#cccccc" style:font-name-asian="WenQuanYi Micro Hei" style:font-family-asian="'WenQuanYi Micro Hei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5f_31_5f__5f_5f_5f_MXUM.1" style:display-name="_31__5f_MXUM.1" style:family="paragraph">
      <style:paragraph-properties fo:text-align="center" style:justify-single-word="false"/>
      <style:text-properties fo:font-weight="bold" style:font-name-asian="WenQuanYi Micro Hei" style:font-family-asian="'WenQuanYi Micro Hei'" style:font-family-generic-asian="system" style:font-pitch-asian="variable" style:font-size-asian="10.5pt" style:font-name-complex="FreeSerif" style:font-family-complex="FreeSerif"/>
    </style:style>
    <style:style style:name="_5f_31_5f__5f_5f_5f_MXUM.2" style:display-name="_31__5f_MXUM.2" style:family="paragraph">
      <style:paragraph-properties fo:text-align="center" style:justify-single-word="false"/>
      <style:text-properties style:font-name-asian="WenQuanYi Micro Hei" style:font-family-asian="'WenQuanYi Micro Hei'" style:font-family-generic-asian="system" style:font-pitch-asian="variable" style:font-size-asian="10.5pt" style:font-name-complex="FreeSerif" style:font-family-complex="FreeSerif"/>
    </style:style>
    <style:style style:name="_5f_31_5f__5f_5f_5f_MXUM.3" style:display-name="_31__5f_MXUM.3" style:family="paragraph">
      <style:paragraph-properties fo:text-align="center" style:justify-single-word="false"/>
      <style:text-properties style:font-name-asian="WenQuanYi Micro Hei" style:font-family-asian="'WenQuanYi Micro Hei'" style:font-family-generic-asian="system" style:font-pitch-asian="variable" style:font-size-asian="10.5pt" style:font-name-complex="FreeSerif" style:font-family-complex="FreeSerif"/>
    </style:style>
    <style:style style:name="_5f_31_5f__5f_5f_5f_MXUM.4" style:display-name="_31__5f_MXUM.4" style:family="paragraph">
      <style:paragraph-properties fo:text-align="center" style:justify-single-word="false"/>
      <style:text-properties style:font-name-asian="WenQuanYi Micro Hei" style:font-family-asian="'WenQuanYi Micro Hei'" style:font-family-generic-asian="system" style:font-pitch-asian="variable" style:font-size-asian="10.5pt" style:font-name-complex="FreeSerif" style:font-family-complex="FreeSerif"/>
    </style:style>
    <style:style style:name="_5f_31_5f__5f_5f_5f_MXUM.5" style:display-name="_31__5f_MXUM.5" style:family="paragraph">
      <style:paragraph-properties fo:text-align="center" style:justify-single-word="false"/>
      <style:text-properties style:font-name-asian="WenQuanYi Micro Hei" style:font-family-asian="'WenQuanYi Micro Hei'" style:font-family-generic-asian="system" style:font-pitch-asian="variable" style:font-size-asian="10.5pt" style:font-name-complex="FreeSerif" style:font-family-complex="FreeSerif"/>
    </style:style>
    <style:style style:name="_5f_31_5f__5f_5f_5f_MXUM.6" style:display-name="_31__5f_MXUM.6" style:family="paragraph">
      <style:paragraph-properties fo:text-align="center" style:justify-single-word="false"/>
      <style:text-properties style:font-name-asian="WenQuanYi Micro Hei" style:font-family-asian="'WenQuanYi Micro Hei'" style:font-family-generic-asian="system" style:font-pitch-asian="variable" style:font-size-asian="10.5pt" style:font-name-complex="FreeSerif" style:font-family-complex="FreeSerif"/>
    </style:style>
    <style:style style:name="_5f_31_5f__5f_5f_5f_MXUM.7" style:display-name="_31__5f_MXUM.7" style:family="paragraph">
      <style:paragraph-properties fo:text-align="center" style:justify-single-word="false"/>
      <style:text-properties style:font-name-asian="WenQuanYi Micro Hei" style:font-family-asian="'WenQuanYi Micro Hei'" style:font-family-generic-asian="system" style:font-pitch-asian="variable" style:font-size-asian="10.5pt" style:font-name-complex="FreeSerif" style:font-family-complex="FreeSerif"/>
    </style:style>
    <style:style style:name="_5f_31_5f__5f_5f_5f_MXUM.8" style:display-name="_31__5f_MXUM.8" style:family="paragraph">
      <style:paragraph-properties fo:text-align="center" style:justify-single-word="false"/>
      <style:text-properties style:font-name-asian="WenQuanYi Micro Hei" style:font-family-asian="'WenQuanYi Micro Hei'" style:font-family-generic-asian="system" style:font-pitch-asian="variable" style:font-size-asian="10.5pt" style:font-name-complex="FreeSerif" style:font-family-complex="FreeSerif"/>
    </style:style>
    <style:style style:name="_5f_31_5f__5f_5f_5f_MXUM.9" style:display-name="_31__5f_MXUM.9" style:family="paragraph">
      <style:paragraph-properties fo:text-align="center" style:justify-single-word="false"/>
      <style:text-properties style:font-name-asian="WenQuanYi Micro Hei" style:font-family-asian="'WenQuanYi Micro Hei'" style:font-family-generic-asian="system" style:font-pitch-asian="variable" style:font-size-asian="10.5pt" style:font-name-complex="FreeSerif" style:font-family-complex="FreeSerif"/>
    </style:style>
    <style:style style:name="_5f_31_5f__5f_5f_5f_MXUM.10" style:display-name="_31__5f_MXUM.10" style:family="paragraph">
      <style:paragraph-properties fo:text-align="center" style:justify-single-word="false"/>
      <style:text-properties style:font-name-asian="WenQuanYi Micro Hei" style:font-family-asian="'WenQuanYi Micro Hei'" style:font-family-generic-asian="system" style:font-pitch-asian="variable" style:font-size-asian="10.5pt" style:font-name-complex="FreeSerif" style:font-family-complex="FreeSerif"/>
    </style:style>
    <style:style style:name="_5f_31_5f__5f_5f_5f_MXUM.11" style:display-name="_31__5f_MXUM.11" style:family="paragraph">
      <style:paragraph-properties fo:text-align="center" style:justify-single-word="false"/>
      <style:text-properties fo:font-weight="bold" style:font-name-asian="WenQuanYi Micro Hei" style:font-family-asian="'WenQuanYi Micro Hei'" style:font-family-generic-asian="system" style:font-pitch-asian="variable" style:font-size-asian="10.5pt" style:font-name-complex="FreeSerif" style:font-family-complex="FreeSerif"/>
    </style:style>
    <style:style style:name="_5f_31_5f__5f_5f_5f_MXUM.12" style:display-name="_31__5f_MXUM.12" style:family="paragraph">
      <style:paragraph-properties fo:text-align="center" style:justify-single-word="false"/>
      <style:text-properties fo:font-weight="bold" style:font-name-asian="WenQuanYi Micro Hei" style:font-family-asian="'WenQuanYi Micro Hei'" style:font-family-generic-asian="system" style:font-pitch-asian="variable" style:font-size-asian="10.5pt" style:font-name-complex="FreeSerif" style:font-family-complex="FreeSerif"/>
    </style:style>
    <style:style style:name="_5f_31_5f__5f_5f_5f_MXUM.13" style:display-name="_31__5f_MXUM.13" style:family="paragraph">
      <style:paragraph-properties fo:text-align="center" style:justify-single-word="false"/>
      <style:text-properties style:font-name-asian="WenQuanYi Micro Hei" style:font-family-asian="'WenQuanYi Micro Hei'" style:font-family-generic-asian="system" style:font-pitch-asian="variable" style:font-size-asian="10.5pt" style:font-name-complex="FreeSerif" style:font-family-complex="FreeSerif"/>
    </style:style>
    <style:style style:name="_5f_31_5f__5f_5f_5f_MXUM.14" style:display-name="_31__5f_MXUM.14" style:family="paragraph">
      <style:paragraph-properties fo:text-align="center" style:justify-single-word="false"/>
      <style:text-properties style:font-name-asian="WenQuanYi Micro Hei" style:font-family-asian="'WenQuanYi Micro Hei'" style:font-family-generic-asian="system" style:font-pitch-asian="variable" style:font-size-asian="10.5pt" style:font-name-complex="FreeSerif" style:font-family-complex="FreeSerif"/>
    </style:style>
    <style:style style:name="_5f_31_5f__5f_5f_5f_MXUM.15" style:display-name="_31__5f_MXUM.15" style:family="paragraph">
      <style:paragraph-properties fo:text-align="center" style:justify-single-word="false"/>
      <style:text-properties fo:font-weight="bold" style:font-name-asian="WenQuanYi Micro Hei" style:font-family-asian="'WenQuanYi Micro Hei'" style:font-family-generic-asian="system" style:font-pitch-asian="variable" style:font-size-asian="10.5pt" style:font-name-complex="FreeSerif" style:font-family-complex="FreeSerif"/>
    </style:style>
    <style:style style:name="_5f_31_5f__5f_5f_5f_MXUM.16" style:display-name="_31__5f_MXUM.16" style:family="paragraph">
      <style:paragraph-properties fo:text-align="center" style:justify-single-word="false"/>
      <style:text-properties style:font-name-asian="WenQuanYi Micro Hei" style:font-family-asian="'WenQuanYi Micro Hei'" style:font-family-generic-asian="system" style:font-pitch-asian="variable" style:font-size-asian="10.5pt" style:font-name-complex="FreeSerif" style:font-family-complex="FreeSerif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603090" style:text-line-through-style="none" style:text-line-through-type="none" style:text-underline-style="none" style:text-blinking="false" style:language-asian="zxx" style:country-asian="none" style:language-complex="zxx" style:country-complex="none" style:text-overline-style="none" style:text-ov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1T08:45:26.126018565</meta:creation-date>
    <dc:date>2018-01-22T10:33:47.828262805</dc:date>
    <meta:editing-duration>PT1H28M11S</meta:editing-duration>
    <meta:editing-cycles>20</meta:editing-cycles>
    <meta:generator>LibreOffice/5.4.2.2$Linux_X86_64 LibreOffice_project/22b09f6418e8c2d508a9eaf86b2399209b0990f4</meta:generator>
    <meta:document-statistic meta:table-count="1" meta:image-count="7" meta:object-count="0" meta:page-count="15" meta:paragraph-count="176" meta:word-count="3853" meta:character-count="24782" meta:non-whitespace-character-count="20990"/>
  </office:meta>
</office:document-meta>
</file>